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236in"/>
    </style:style>
    <style:style style:name="co3" style:family="table-column">
      <style:table-column-properties fo:break-before="auto" style:column-width="1.0165in"/>
    </style:style>
    <style:style style:name="co4" style:family="table-column">
      <style:table-column-properties fo:break-before="auto" style:column-width="1.1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color="#c9211e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xover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20 day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over Prob.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Max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31940.6725" calcext:value-type="float">
            <text:p>8231940.6725</text:p>
          </table:table-cell>
          <table:table-cell office:value-type="float" office:value="8234189.547375" calcext:value-type="float">
            <text:p>8234189.547375</text:p>
          </table:table-cell>
          <table:table-cell table:style-name="ce4" office:value-type="float" office:value="8236238.183" calcext:value-type="float">
            <text:p>8236238.183</text:p>
          </table:table-cell>
          <table:table-cell office:value-type="float" office:value="8236076.28687143" calcext:value-type="float">
            <text:p>8236076.28687143</text:p>
          </table:table-cell>
          <table:table-cell office:value-type="float" office:value="8237183.186" calcext:value-type="float">
            <text:p>8237183.186</text:p>
          </table:table-cell>
          <table:table-cell office:value-type="float" office:value="8240963.2045" calcext:value-type="float">
            <text:p>8240963.2045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8231580.5785" calcext:value-type="float">
            <text:p>8231580.5785</text:p>
          </table:table-cell>
          <table:table-cell office:value-type="float" office:value="8233831.703125" calcext:value-type="float">
            <text:p>8233831.703125</text:p>
          </table:table-cell>
          <table:table-cell table:style-name="ce5" office:value-type="float" office:value="8234798.16775" calcext:value-type="float">
            <text:p>8234798.16775</text:p>
          </table:table-cell>
          <table:table-cell office:value-type="float" office:value="8235416.45460714" calcext:value-type="float">
            <text:p>8235416.45460714</text:p>
          </table:table-cell>
          <table:table-cell office:value-type="float" office:value="8237204.540875" calcext:value-type="float">
            <text:p>8237204.540875</text:p>
          </table:table-cell>
          <table:table-cell office:value-type="float" office:value="8240195.80975" calcext:value-type="float">
            <text:p>8240195.80975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8231580.5785" calcext:value-type="float">
            <text:p>8231580.5785</text:p>
          </table:table-cell>
          <table:table-cell office:value-type="float" office:value="8233693.381125" calcext:value-type="float">
            <text:p>8233693.381125</text:p>
          </table:table-cell>
          <table:table-cell office:value-type="float" office:value="8235785.9115" calcext:value-type="float">
            <text:p>8235785.9115</text:p>
          </table:table-cell>
          <table:table-cell office:value-type="float" office:value="8235209.06650714" calcext:value-type="float">
            <text:p>8235209.06650714</text:p>
          </table:table-cell>
          <table:table-cell office:value-type="float" office:value="8236766.885" calcext:value-type="float">
            <text:p>8236766.885</text:p>
          </table:table-cell>
          <table:table-cell office:value-type="float" office:value="8240285.97775" calcext:value-type="float">
            <text:p>8240285.97775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4" office:value-type="float" office:value="8230318.44275" calcext:value-type="float">
            <text:p>8230318.44275</text:p>
          </table:table-cell>
          <table:table-cell office:value-type="float" office:value="8234563.053" calcext:value-type="float">
            <text:p>8234563.053</text:p>
          </table:table-cell>
          <table:table-cell office:value-type="float" office:value="8236235.93325" calcext:value-type="float">
            <text:p>8236235.93325</text:p>
          </table:table-cell>
          <table:table-cell office:value-type="float" office:value="8235882.92330714" calcext:value-type="float">
            <text:p>8235882.92330714</text:p>
          </table:table-cell>
          <table:table-cell office:value-type="float" office:value="8236710.659" calcext:value-type="float">
            <text:p>8236710.659</text:p>
          </table:table-cell>
          <table:table-cell office:value-type="float" office:value="8240603.17075" calcext:value-type="float">
            <text:p>8240603.17075</text:p>
          </table:table-cell>
          <table:table-cell table:number-columns-repeated="2"/>
          <table:table-cell table:style-name="ce6"/>
          <table:table-cell table:style-name="ce7" office:value-type="string" calcext:value-type="string" table:number-columns-spanned="3" table:number-rows-spanned="1">
            <text:p>20 Days</text:p>
          </table:table-cell>
          <table:covered-table-cell table:number-columns-repeated="2" table:style-name="ce6"/>
          <table:table-cell table:style-name="ce7" office:value-type="string" calcext:value-type="string" table:number-columns-spanned="3" table:number-rows-spanned="1">
            <text:p>40 Days</text:p>
          </table:table-cell>
          <table:covered-table-cell table:number-columns-repeated="2" table:style-name="ce6"/>
          <table:table-cell table:style-name="ce7" office:value-type="string" calcext:value-type="string" table:number-columns-spanned="3" table:number-rows-spanned="1">
            <text:p>60 Days</text:p>
          </table:table-cell>
          <table:covered-table-cell table:number-columns-repeated="2" table:style-name="ce6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4" office:value-type="float" office:value="8230318.44275" calcext:value-type="float">
            <text:p>8230318.44275</text:p>
          </table:table-cell>
          <table:table-cell office:value-type="float" office:value="8233829.453375" calcext:value-type="float">
            <text:p>8233829.453375</text:p>
          </table:table-cell>
          <table:table-cell office:value-type="float" office:value="8235023.1675" calcext:value-type="float">
            <text:p>8235023.1675</text:p>
          </table:table-cell>
          <table:table-cell table:style-name="ce5" office:value-type="float" office:value="8235170.42073572" calcext:value-type="float">
            <text:p>8235170.42073572</text:p>
          </table:table-cell>
          <table:table-cell office:value-type="float" office:value="8236766.905" calcext:value-type="float">
            <text:p>8236766.905</text:p>
          </table:table-cell>
          <table:table-cell office:value-type="float" office:value="8239230.668" calcext:value-type="float">
            <text:p>8239230.668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Best</text:p>
          </table:table-cell>
          <table:table-cell table:style-name="ce6" office:value-type="string" calcext:value-type="string">
            <text:p>Worst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Best</text:p>
          </table:table-cell>
          <table:table-cell table:style-name="ce6" office:value-type="string" calcext:value-type="string">
            <text:p>Worst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Best</text:p>
          </table:table-cell>
          <table:table-cell table:style-name="ce6" office:value-type="string" calcext:value-type="string">
            <text:p>Worst</text:p>
          </table:table-cell>
          <table:table-cell table:style-name="ce6" office:value-type="string" calcext:value-type="string">
            <text:p>Me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8230048.439" calcext:value-type="float">
            <text:p>8230048.439</text:p>
          </table:table-cell>
          <table:table-cell office:value-type="float" office:value="8233828.3285" calcext:value-type="float">
            <text:p>8233828.3285</text:p>
          </table:table-cell>
          <table:table-cell office:value-type="float" office:value="8236080.578" calcext:value-type="float">
            <text:p>8236080.578</text:p>
          </table:table-cell>
          <table:table-cell office:value-type="float" office:value="8235693.25076429" calcext:value-type="float">
            <text:p>8235693.25076429</text:p>
          </table:table-cell>
          <table:table-cell office:value-type="float" office:value="8237543.0865" calcext:value-type="float">
            <text:p>8237543.0865</text:p>
          </table:table-cell>
          <table:table-cell office:value-type="float" office:value="8240940.5825" calcext:value-type="float">
            <text:p>8240940.5825</text:p>
          </table:table-cell>
          <table:table-cell table:number-columns-repeated="2"/>
          <table:table-cell table:style-name="ce6" office:value-type="string" calcext:value-type="string">
            <text:p>PX=0</text:p>
          </table:table-cell>
          <table:table-cell table:style-name="ce8" office:value-type="float" office:value="8231940.6725" calcext:value-type="float">
            <text:p>8231940.67</text:p>
          </table:table-cell>
          <table:table-cell table:style-name="ce8" office:value-type="float" office:value="8240963.2045" calcext:value-type="float">
            <text:p>8240963.20</text:p>
          </table:table-cell>
          <table:table-cell table:style-name="ce8" office:value-type="float" office:value="8236076.28687143" calcext:value-type="float">
            <text:p>8236076.29</text:p>
          </table:table-cell>
          <table:table-cell table:style-name="ce8" office:value-type="float" office:value="9731462.67775" calcext:value-type="float">
            <text:p>9731462.68</text:p>
          </table:table-cell>
          <table:table-cell table:style-name="ce8" office:value-type="float" office:value="9774736.3696875" calcext:value-type="float">
            <text:p>9774736.37</text:p>
          </table:table-cell>
          <table:table-cell table:style-name="ce8" office:value-type="float" office:value="9740487.24668571" calcext:value-type="float">
            <text:p>9740487.25</text:p>
          </table:table-cell>
          <table:table-cell table:style-name="ce8" office:value-type="float" office:value="10246485.1590278" calcext:value-type="float">
            <text:p>10246485.16</text:p>
          </table:table-cell>
          <table:table-cell table:style-name="ce8" office:value-type="float" office:value="10290554.6295" calcext:value-type="float">
            <text:p>10290554.63</text:p>
          </table:table-cell>
          <table:table-cell table:style-name="ce8" office:value-type="float" office:value="10269241.7075794" calcext:value-type="float">
            <text:p>10269241.71</text:p>
          </table:table-cell>
        </table:table-row>
        <table:table-row table:style-name="ro1">
          <table:table-cell office:value-type="string" calcext:value-type="string">
            <text:p>40 days</text:p>
          </table:table-cell>
          <table:table-cell table:number-columns-repeated="8"/>
          <table:table-cell table:style-name="ce6" office:value-type="string" calcext:value-type="string">
            <text:p>PX=0.2</text:p>
          </table:table-cell>
          <table:table-cell table:style-name="ce8" office:value-type="float" office:value="8231580.5785" calcext:value-type="float">
            <text:p>8231580.58</text:p>
          </table:table-cell>
          <table:table-cell table:style-name="ce8" office:value-type="float" office:value="8240195.80975" calcext:value-type="float">
            <text:p>8240195.81</text:p>
          </table:table-cell>
          <table:table-cell table:style-name="ce8" office:value-type="float" office:value="8235416.45460714" calcext:value-type="float">
            <text:p>8235416.45</text:p>
          </table:table-cell>
          <table:table-cell table:style-name="ce8" office:value-type="float" office:value="9731215.740125" calcext:value-type="float">
            <text:p>9731215.74</text:p>
          </table:table-cell>
          <table:table-cell table:style-name="ce8" office:value-type="float" office:value="9776137.021" calcext:value-type="float">
            <text:p>9776137.02</text:p>
          </table:table-cell>
          <table:table-cell table:style-name="ce8" office:value-type="float" office:value="9739333.12225357" calcext:value-type="float">
            <text:p>9739333.12</text:p>
          </table:table-cell>
          <table:table-cell table:style-name="ce10" office:value-type="float" office:value="10233129.6404444" calcext:value-type="float">
            <text:p>10233129.64</text:p>
          </table:table-cell>
          <table:table-cell table:style-name="ce8" office:value-type="float" office:value="10289394.6439722" calcext:value-type="float">
            <text:p>10289394.64</text:p>
          </table:table-cell>
          <table:table-cell table:style-name="ce10" office:value-type="float" office:value="10265204.050154" calcext:value-type="float">
            <text:p>10265204.05</text:p>
          </table:table-cell>
        </table:table-row>
        <table:table-row table:style-name="ro1">
          <table:table-cell office:value-type="string" calcext:value-type="string">
            <text:p>Xover Prob.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Max</text:p>
          </table:table-cell>
          <table:table-cell table:number-columns-repeated="2"/>
          <table:table-cell table:style-name="ce6" office:value-type="string" calcext:value-type="string">
            <text:p>PX=0.4</text:p>
          </table:table-cell>
          <table:table-cell table:style-name="ce8" office:value-type="float" office:value="8231580.5785" calcext:value-type="float">
            <text:p>8231580.58</text:p>
          </table:table-cell>
          <table:table-cell table:style-name="ce8" office:value-type="float" office:value="8240285.97775" calcext:value-type="float">
            <text:p>8240285.98</text:p>
          </table:table-cell>
          <table:table-cell table:style-name="ce8" office:value-type="float" office:value="8235209.06650714" calcext:value-type="float">
            <text:p>8235209.07</text:p>
          </table:table-cell>
          <table:table-cell table:style-name="ce8" office:value-type="float" office:value="9731266.9498125" calcext:value-type="float">
            <text:p>9731266.95</text:p>
          </table:table-cell>
          <table:table-cell table:style-name="ce8" office:value-type="float" office:value="9762316.9261875" calcext:value-type="float">
            <text:p>9762316.93</text:p>
          </table:table-cell>
          <table:table-cell table:style-name="ce8" office:value-type="float" office:value="9737245.13926071" calcext:value-type="float">
            <text:p>9737245.14</text:p>
          </table:table-cell>
          <table:table-cell table:style-name="ce8" office:value-type="float" office:value="10244736.9023611" calcext:value-type="float">
            <text:p>10244736.90</text:p>
          </table:table-cell>
          <table:table-cell table:style-name="ce8" office:value-type="float" office:value="10301144.8963611" calcext:value-type="float">
            <text:p>10301144.90</text:p>
          </table:table-cell>
          <table:table-cell table:style-name="ce8" office:value-type="float" office:value="10277009.9922786" calcext:value-type="float">
            <text:p>10277009.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31462.67775" calcext:value-type="float">
            <text:p>9731462.67775</text:p>
          </table:table-cell>
          <table:table-cell office:value-type="float" office:value="9733249.78303125" calcext:value-type="float">
            <text:p>9733249.78303125</text:p>
          </table:table-cell>
          <table:table-cell table:style-name="ce5" office:value-type="float" office:value="9734720.693" calcext:value-type="float">
            <text:p>9734720.693</text:p>
          </table:table-cell>
          <table:table-cell office:value-type="float" office:value="9740487.24668571" calcext:value-type="float">
            <text:p>9740487.24668571</text:p>
          </table:table-cell>
          <table:table-cell office:value-type="float" office:value="9745565.3926875" calcext:value-type="float">
            <text:p>9745565.3926875</text:p>
          </table:table-cell>
          <table:table-cell office:value-type="float" office:value="9774736.3696875" calcext:value-type="float">
            <text:p>9774736.3696875</text:p>
          </table:table-cell>
          <table:table-cell table:number-columns-repeated="2"/>
          <table:table-cell table:style-name="ce6" office:value-type="string" calcext:value-type="string">
            <text:p>PX=0.6</text:p>
          </table:table-cell>
          <table:table-cell table:style-name="ce9" office:value-type="float" office:value="8230318.44275" calcext:value-type="float">
            <text:p>8230318.44</text:p>
          </table:table-cell>
          <table:table-cell table:style-name="ce8" office:value-type="float" office:value="8240603.17075" calcext:value-type="float">
            <text:p>8240603.17</text:p>
          </table:table-cell>
          <table:table-cell table:style-name="ce8" office:value-type="float" office:value="8235882.92330714" calcext:value-type="float">
            <text:p>8235882.92</text:p>
          </table:table-cell>
          <table:table-cell table:style-name="ce9" office:value-type="float" office:value="9731215.729" calcext:value-type="float">
            <text:p>9731215.73</text:p>
          </table:table-cell>
          <table:table-cell table:style-name="ce8" office:value-type="float" office:value="9758991.4428125" calcext:value-type="float">
            <text:p>9758991.44</text:p>
          </table:table-cell>
          <table:table-cell table:style-name="ce10" office:value-type="float" office:value="9736906.60321607" calcext:value-type="float">
            <text:p>9736906.60</text:p>
          </table:table-cell>
          <table:table-cell table:style-name="ce8" office:value-type="float" office:value="10249329.635" calcext:value-type="float">
            <text:p>10249329.64</text:p>
          </table:table-cell>
          <table:table-cell table:style-name="ce8" office:value-type="float" office:value="10299097.1488611" calcext:value-type="float">
            <text:p>10299097.15</text:p>
          </table:table-cell>
          <table:table-cell table:style-name="ce8" office:value-type="float" office:value="10274015.484177" calcext:value-type="float">
            <text:p>10274015.4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9731215.740125" calcext:value-type="float">
            <text:p>9731215.740125</text:p>
          </table:table-cell>
          <table:table-cell office:value-type="float" office:value="9733106.8943125" calcext:value-type="float">
            <text:p>9733106.8943125</text:p>
          </table:table-cell>
          <table:table-cell office:value-type="float" office:value="9736351.358125" calcext:value-type="float">
            <text:p>9736351.358125</text:p>
          </table:table-cell>
          <table:table-cell office:value-type="float" office:value="9739333.12225357" calcext:value-type="float">
            <text:p>9739333.12225357</text:p>
          </table:table-cell>
          <table:table-cell office:value-type="float" office:value="9740207.59121875" calcext:value-type="float">
            <text:p>9740207.59121875</text:p>
          </table:table-cell>
          <table:table-cell office:value-type="float" office:value="9776137.021" calcext:value-type="float">
            <text:p>9776137.021</text:p>
          </table:table-cell>
          <table:table-cell table:number-columns-repeated="2"/>
          <table:table-cell table:style-name="ce6" office:value-type="string" calcext:value-type="string">
            <text:p>PX=0.8</text:p>
          </table:table-cell>
          <table:table-cell table:style-name="ce9" office:value-type="float" office:value="8230318.44275" calcext:value-type="float">
            <text:p>8230318.44</text:p>
          </table:table-cell>
          <table:table-cell table:style-name="ce8" office:value-type="float" office:value="8239230.668" calcext:value-type="float">
            <text:p>8239230.67</text:p>
          </table:table-cell>
          <table:table-cell table:style-name="ce10" office:value-type="float" office:value="8235170.42073572" calcext:value-type="float">
            <text:p>8235170.42</text:p>
          </table:table-cell>
          <table:table-cell table:style-name="ce8" office:value-type="float" office:value="9731834.5066875" calcext:value-type="float">
            <text:p>9731834.51</text:p>
          </table:table-cell>
          <table:table-cell table:style-name="ce8" office:value-type="float" office:value="9768583.7615625" calcext:value-type="float">
            <text:p>9768583.76</text:p>
          </table:table-cell>
          <table:table-cell table:style-name="ce8" office:value-type="float" office:value="9741323.99992857" calcext:value-type="float">
            <text:p>9741324.00</text:p>
          </table:table-cell>
          <table:table-cell table:style-name="ce8" office:value-type="float" office:value="10264637.3814167" calcext:value-type="float">
            <text:p>10264637.38</text:p>
          </table:table-cell>
          <table:table-cell table:style-name="ce8" office:value-type="float" office:value="10316144.3910556" calcext:value-type="float">
            <text:p>10316144.39</text:p>
          </table:table-cell>
          <table:table-cell table:style-name="ce8" office:value-type="float" office:value="10284395.1190754" calcext:value-type="float">
            <text:p>10284395.1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9731266.9498125" calcext:value-type="float">
            <text:p>9731266.9498125</text:p>
          </table:table-cell>
          <table:table-cell office:value-type="float" office:value="9732853.48084375" calcext:value-type="float">
            <text:p>9732853.48084375</text:p>
          </table:table-cell>
          <table:table-cell office:value-type="float" office:value="9734270.1188125" calcext:value-type="float">
            <text:p>9734270.1188125</text:p>
          </table:table-cell>
          <table:table-cell office:value-type="float" office:value="9737245.13926071" calcext:value-type="float">
            <text:p>9737245.13926071</text:p>
          </table:table-cell>
          <table:table-cell office:value-type="float" office:value="9739243.4806875" calcext:value-type="float">
            <text:p>9739243.4806875</text:p>
          </table:table-cell>
          <table:table-cell office:value-type="float" office:value="9762316.9261875" calcext:value-type="float">
            <text:p>9762316.9261875</text:p>
          </table:table-cell>
          <table:table-cell table:number-columns-repeated="2"/>
          <table:table-cell table:style-name="ce6" office:value-type="string" calcext:value-type="string">
            <text:p>PX=1.0</text:p>
          </table:table-cell>
          <table:table-cell table:style-name="ce10" office:value-type="float" office:value="8230048.439" calcext:value-type="float">
            <text:p>8230048.44</text:p>
          </table:table-cell>
          <table:table-cell table:style-name="ce8" office:value-type="float" office:value="8240940.5825" calcext:value-type="float">
            <text:p>8240940.58</text:p>
          </table:table-cell>
          <table:table-cell table:style-name="ce8" office:value-type="float" office:value="8235693.25076429" calcext:value-type="float">
            <text:p>8235693.25</text:p>
          </table:table-cell>
          <table:table-cell table:style-name="ce10" office:value-type="float" office:value="9731153.3139375" calcext:value-type="float">
            <text:p>9731153.31</text:p>
          </table:table-cell>
          <table:table-cell table:style-name="ce8" office:value-type="float" office:value="9780383.874375" calcext:value-type="float">
            <text:p>9780383.87</text:p>
          </table:table-cell>
          <table:table-cell table:style-name="ce8" office:value-type="float" office:value="9748675.82582143" calcext:value-type="float">
            <text:p>9748675.83</text:p>
          </table:table-cell>
          <table:table-cell table:style-name="ce8" office:value-type="float" office:value="10265374.6332222" calcext:value-type="float">
            <text:p>10265374.63</text:p>
          </table:table-cell>
          <table:table-cell table:style-name="ce8" office:value-type="float" office:value="10360796.6270833" calcext:value-type="float">
            <text:p>10360796.63</text:p>
          </table:table-cell>
          <table:table-cell table:style-name="ce8" office:value-type="float" office:value="10300944.0998175" calcext:value-type="float">
            <text:p>10300944.1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4" office:value-type="float" office:value="9731215.729" calcext:value-type="float">
            <text:p>9731215.729</text:p>
          </table:table-cell>
          <table:table-cell office:value-type="float" office:value="9733538.57721875" calcext:value-type="float">
            <text:p>9733538.57721875</text:p>
          </table:table-cell>
          <table:table-cell office:value-type="float" office:value="9734101.3528125" calcext:value-type="float">
            <text:p>9734101.3528125</text:p>
          </table:table-cell>
          <table:table-cell table:style-name="ce5" office:value-type="float" office:value="9736906.60321607" calcext:value-type="float">
            <text:p>9736906.60321607</text:p>
          </table:table-cell>
          <table:table-cell office:value-type="float" office:value="9739380.72146875" calcext:value-type="float">
            <text:p>9739380.72146875</text:p>
          </table:table-cell>
          <table:table-cell office:value-type="float" office:value="9758991.4428125" calcext:value-type="float">
            <text:p>9758991.4428125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9731834.5066875" calcext:value-type="float">
            <text:p>9731834.5066875</text:p>
          </table:table-cell>
          <table:table-cell office:value-type="float" office:value="9734509.73359375" calcext:value-type="float">
            <text:p>9734509.73359375</text:p>
          </table:table-cell>
          <table:table-cell office:value-type="float" office:value="9740176.9480625" calcext:value-type="float">
            <text:p>9740176.9480625</text:p>
          </table:table-cell>
          <table:table-cell office:value-type="float" office:value="9741323.99992857" calcext:value-type="float">
            <text:p>9741323.99992857</text:p>
          </table:table-cell>
          <table:table-cell office:value-type="float" office:value="9745062.245" calcext:value-type="float">
            <text:p>9745062.245</text:p>
          </table:table-cell>
          <table:table-cell office:value-type="float" office:value="9768583.7615625" calcext:value-type="float">
            <text:p>9768583.7615625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9731153.3139375" calcext:value-type="float">
            <text:p>9731153.3139375</text:p>
          </table:table-cell>
          <table:table-cell office:value-type="float" office:value="9739481.38671875" calcext:value-type="float">
            <text:p>9739481.38671875</text:p>
          </table:table-cell>
          <table:table-cell table:style-name="ce4" office:value-type="float" office:value="9748911.99925" calcext:value-type="float">
            <text:p>9748911.99925</text:p>
          </table:table-cell>
          <table:table-cell office:value-type="float" office:value="9748675.82582143" calcext:value-type="float">
            <text:p>9748675.82582143</text:p>
          </table:table-cell>
          <table:table-cell office:value-type="float" office:value="9754247.29425" calcext:value-type="float">
            <text:p>9754247.29425</text:p>
          </table:table-cell>
          <table:table-cell office:value-type="float" office:value="9780383.874375" calcext:value-type="float">
            <text:p>9780383.8743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60 day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over Prob.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Max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46485.1590278" calcext:value-type="float">
            <text:p>10246485.1590278</text:p>
          </table:table-cell>
          <table:table-cell office:value-type="float" office:value="10261150.8881111" calcext:value-type="float">
            <text:p>10261150.8881111</text:p>
          </table:table-cell>
          <table:table-cell office:value-type="float" office:value="10267117.6635" calcext:value-type="float">
            <text:p>10267117.6635</text:p>
          </table:table-cell>
          <table:table-cell office:value-type="float" office:value="10269241.7075794" calcext:value-type="float">
            <text:p>10269241.7075794</text:p>
          </table:table-cell>
          <table:table-cell office:value-type="float" office:value="10281061.3978472" calcext:value-type="float">
            <text:p>10281061.3978472</text:p>
          </table:table-cell>
          <table:table-cell office:value-type="float" office:value="10290554.6295" calcext:value-type="float">
            <text:p>10290554.6295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5" office:value-type="float" office:value="10233129.6404444" calcext:value-type="float">
            <text:p>10233129.6404444</text:p>
          </table:table-cell>
          <table:table-cell office:value-type="float" office:value="10257576.3968056" calcext:value-type="float">
            <text:p>10257576.3968056</text:p>
          </table:table-cell>
          <table:table-cell table:style-name="ce5" office:value-type="float" office:value="10265737.1267778" calcext:value-type="float">
            <text:p>10265737.1267778</text:p>
          </table:table-cell>
          <table:table-cell table:style-name="ce5" office:value-type="float" office:value="10265204.050154" calcext:value-type="float">
            <text:p>10265204.050154</text:p>
          </table:table-cell>
          <table:table-cell office:value-type="float" office:value="10274053.7847083" calcext:value-type="float">
            <text:p>10274053.7847083</text:p>
          </table:table-cell>
          <table:table-cell office:value-type="float" office:value="10289394.6439722" calcext:value-type="float">
            <text:p>10289394.6439722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0244736.9023611" calcext:value-type="float">
            <text:p>10244736.9023611</text:p>
          </table:table-cell>
          <table:table-cell office:value-type="float" office:value="10271211.1500417" calcext:value-type="float">
            <text:p>10271211.1500417</text:p>
          </table:table-cell>
          <table:table-cell office:value-type="float" office:value="10278669.9195556" calcext:value-type="float">
            <text:p>10278669.9195556</text:p>
          </table:table-cell>
          <table:table-cell office:value-type="float" office:value="10277009.9922786" calcext:value-type="float">
            <text:p>10277009.9922786</text:p>
          </table:table-cell>
          <table:table-cell office:value-type="float" office:value="10285673.6432917" calcext:value-type="float">
            <text:p>10285673.6432917</text:p>
          </table:table-cell>
          <table:table-cell office:value-type="float" office:value="10301144.8963611" calcext:value-type="float">
            <text:p>10301144.8963611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0249329.635" calcext:value-type="float">
            <text:p>10249329.635</text:p>
          </table:table-cell>
          <table:table-cell office:value-type="float" office:value="10264234.9012917" calcext:value-type="float">
            <text:p>10264234.9012917</text:p>
          </table:table-cell>
          <table:table-cell table:style-name="ce4" office:value-type="float" office:value="10273932.6565833" calcext:value-type="float">
            <text:p>10273932.6565833</text:p>
          </table:table-cell>
          <table:table-cell office:value-type="float" office:value="10274015.484177" calcext:value-type="float">
            <text:p>10274015.484177</text:p>
          </table:table-cell>
          <table:table-cell office:value-type="float" office:value="10282380.0178889" calcext:value-type="float">
            <text:p>10282380.0178889</text:p>
          </table:table-cell>
          <table:table-cell office:value-type="float" office:value="10299097.1488611" calcext:value-type="float">
            <text:p>10299097.148861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0264637.3814167" calcext:value-type="float">
            <text:p>10264637.3814167</text:p>
          </table:table-cell>
          <table:table-cell office:value-type="float" office:value="10278460.0143611" calcext:value-type="float">
            <text:p>10278460.0143611</text:p>
          </table:table-cell>
          <table:table-cell office:value-type="float" office:value="10283042.6462222" calcext:value-type="float">
            <text:p>10283042.6462222</text:p>
          </table:table-cell>
          <table:table-cell office:value-type="float" office:value="10284395.1190754" calcext:value-type="float">
            <text:p>10284395.1190754</text:p>
          </table:table-cell>
          <table:table-cell office:value-type="float" office:value="10289451.5189028" calcext:value-type="float">
            <text:p>10289451.5189028</text:p>
          </table:table-cell>
          <table:table-cell office:value-type="float" office:value="10316144.3910556" calcext:value-type="float">
            <text:p>10316144.3910556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65374.6332222" calcext:value-type="float">
            <text:p>10265374.6332222</text:p>
          </table:table-cell>
          <table:table-cell office:value-type="float" office:value="10288432.259625" calcext:value-type="float">
            <text:p>10288432.259625</text:p>
          </table:table-cell>
          <table:table-cell table:style-name="ce4" office:value-type="float" office:value="10298002.8855833" calcext:value-type="float">
            <text:p>10298002.8855833</text:p>
          </table:table-cell>
          <table:table-cell office:value-type="float" office:value="10300944.0998175" calcext:value-type="float">
            <text:p>10300944.0998175</text:p>
          </table:table-cell>
          <table:table-cell office:value-type="float" office:value="10315926.3939861" calcext:value-type="float">
            <text:p>10315926.3939861</text:p>
          </table:table-cell>
          <table:table-cell office:value-type="float" office:value="10360796.6270833" calcext:value-type="float">
            <text:p>10360796.6270833</text:p>
          </table:table-cell>
          <table:table-cell table:number-columns-repeated="12"/>
        </table:table-row>
      </table:table>
      <table:table table:name="ITV" table:style-name="ta1">
        <table:shapes>
          <draw:frame draw:z-index="0" draw:style-name="gr1" draw:text-style-name="P1" svg:width="6.2988in" svg:height="3.5429in" svg:x="0.2917in" svg:y="7.5587in">
            <draw:object draw:notify-on-update-of-ranges="ITV.B36:ITV.B41 ITV.C35:ITV.C35 ITV.C36:ITV.C41 ITV.D35:ITV.D35 ITV.D36:ITV.D41 ITV.E35:ITV.E35 ITV.E36:ITV.E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0846in" svg:y="7.6091in">
            <draw:object draw:notify-on-update-of-ranges="ITV.J36:ITV.J41 ITV.K35:ITV.K35 ITV.K36:ITV.K41 ITV.L35:ITV.L35 ITV.L36:ITV.L41 ITV.M35:ITV.M35 ITV.M36:ITV.M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3.7094in" svg:y="7.6051in">
            <draw:object draw:notify-on-update-of-ranges="ITV.Q36:ITV.Q41 ITV.R35:ITV.R35 ITV.R36:ITV.R41 ITV.S35:ITV.S35 ITV.S36:ITV.S41 ITV.T35:ITV.T35 ITV.T36:ITV.T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0.9039in" svg:y="13.7756in">
            <draw:object draw:notify-on-update-of-ranges="ITV.B70:ITV.B75 ITV.C69:ITV.C69 ITV.C70:ITV.C75 ITV.D69:ITV.D69 ITV.D70:ITV.D75 ITV.E69:ITV.E69 ITV.E70:ITV.E7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PX=0.2</text:p>
          </table:table-cell>
          <table:table-cell office:value-type="string" calcext:value-type="string">
            <text:p>Ndays=20</text:p>
          </table:table-cell>
          <table:table-cell table:number-columns-repeated="5"/>
          <table:table-cell table:style-name="ce5" office:value-type="string" calcext:value-type="string">
            <text:p>PX=0.2</text:p>
          </table:table-cell>
          <table:table-cell office:value-type="string" calcext:value-type="string">
            <text:p>Ndays=40</text:p>
          </table:table-cell>
          <table:table-cell table:number-columns-repeated="6"/>
          <table:table-cell table:style-name="ce5" office:value-type="string" calcext:value-type="string">
            <text:p>PX=0.2</text:p>
          </table:table-cell>
          <table:table-cell office:value-type="string" calcext:value-type="string">
            <text:p>Ndays=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T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IT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IT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31938.423" calcext:value-type="float">
            <text:p>8231938.423</text:p>
          </table:table-cell>
          <table:table-cell office:value-type="float" office:value="8236394.58" calcext:value-type="float">
            <text:p>8236394.58</text:p>
          </table:table-cell>
          <table:table-cell office:value-type="float" office:value="8239928.073" calcext:value-type="float">
            <text:p>8239928.073</text:p>
          </table:table-cell>
          <table:table-cell office:value-type="float" office:value="8239737.289" calcext:value-type="float">
            <text:p>8239737.289</text:p>
          </table:table-cell>
          <table:table-cell office:value-type="float" office:value="8242403.134" calcext:value-type="float">
            <text:p>8242403.134</text:p>
          </table:table-cell>
          <table:table-cell office:value-type="float" office:value="8253335.768" calcext:value-type="float">
            <text:p>8253335.768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9731153.865" calcext:value-type="float">
            <text:p>9731153.865</text:p>
          </table:table-cell>
          <table:table-cell office:value-type="float" office:value="9732431.03" calcext:value-type="float">
            <text:p>9732431.03</text:p>
          </table:table-cell>
          <table:table-cell office:value-type="float" office:value="9734669.472" calcext:value-type="float">
            <text:p>9734669.472</text:p>
          </table:table-cell>
          <table:table-cell office:value-type="float" office:value="9747240.872" calcext:value-type="float">
            <text:p>9747240.872</text:p>
          </table:table-cell>
          <table:table-cell office:value-type="float" office:value="9765536.693" calcext:value-type="float">
            <text:p>9765536.693</text:p>
          </table:table-cell>
          <table:table-cell office:value-type="float" office:value="9786156.227" calcext:value-type="float">
            <text:p>9786156.2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239031.878" calcext:value-type="float">
            <text:p>10239031.878</text:p>
          </table:table-cell>
          <table:table-cell office:value-type="float" office:value="10252037.136" calcext:value-type="float">
            <text:p>10252037.136</text:p>
          </table:table-cell>
          <table:table-cell office:value-type="float" office:value="10264522.637" calcext:value-type="float">
            <text:p>10264522.637</text:p>
          </table:table-cell>
          <table:table-cell office:value-type="float" office:value="10277004.204" calcext:value-type="float">
            <text:p>10277004.204</text:p>
          </table:table-cell>
          <table:table-cell office:value-type="float" office:value="10277821.389" calcext:value-type="float">
            <text:p>10277821.389</text:p>
          </table:table-cell>
          <table:table-cell office:value-type="float" office:value="10393553.857" calcext:value-type="float">
            <text:p>10393553.857</text:p>
          </table:table-cell>
          <table:table-cell/>
          <table:table-cell table:formula="of:=AVERAGE([.T3];[.L3];[.E3])" office:value-type="float" office:value="9421327.455" calcext:value-type="float">
            <text:p>9421327.45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4" office:value-type="float" office:value="8230318.443" calcext:value-type="float">
            <text:p>8230318.443</text:p>
          </table:table-cell>
          <table:table-cell office:value-type="float" office:value="8233828.329" calcext:value-type="float">
            <text:p>8233828.329</text:p>
          </table:table-cell>
          <table:table-cell office:value-type="float" office:value="8234303.169" calcext:value-type="float">
            <text:p>8234303.169</text:p>
          </table:table-cell>
          <table:table-cell table:style-name="ce5" office:value-type="float" office:value="8235131.145" calcext:value-type="float">
            <text:p>8235131.145</text:p>
          </table:table-cell>
          <table:table-cell office:value-type="float" office:value="8236453.063" calcext:value-type="float">
            <text:p>8236453.063</text:p>
          </table:table-cell>
          <table:table-cell office:value-type="float" office:value="8241120.65" calcext:value-type="float">
            <text:p>8241120.65</text:p>
          </table:table-cell>
          <table:table-cell office:value-type="float" office:value="0.2" calcext:value-type="float">
            <text:p>0.2</text:p>
          </table:table-cell>
          <table:table-cell table:style-name="ce4" office:value-type="float" office:value="9731215.729" calcext:value-type="float">
            <text:p>9731215.729</text:p>
          </table:table-cell>
          <table:table-cell office:value-type="float" office:value="9733538.853" calcext:value-type="float">
            <text:p>9733538.853</text:p>
          </table:table-cell>
          <table:table-cell office:value-type="float" office:value="9739794.427" calcext:value-type="float">
            <text:p>9739794.427</text:p>
          </table:table-cell>
          <table:table-cell office:value-type="float" office:value="9743555.083" calcext:value-type="float">
            <text:p>9743555.083</text:p>
          </table:table-cell>
          <table:table-cell office:value-type="float" office:value="9746791.372" calcext:value-type="float">
            <text:p>9746791.372</text:p>
          </table:table-cell>
          <table:table-cell office:value-type="float" office:value="9774049.529" calcext:value-type="float">
            <text:p>9774049.529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ce5" office:value-type="float" office:value="10233262.398" calcext:value-type="float">
            <text:p>10233262.398</text:p>
          </table:table-cell>
          <table:table-cell office:value-type="float" office:value="10258432.006" calcext:value-type="float">
            <text:p>10258432.006</text:p>
          </table:table-cell>
          <table:table-cell office:value-type="float" office:value="10263652.169" calcext:value-type="float">
            <text:p>10263652.169</text:p>
          </table:table-cell>
          <table:table-cell table:style-name="ce3" office:value-type="float" office:value="10265423.821" calcext:value-type="float">
            <text:p>10265423.821</text:p>
          </table:table-cell>
          <table:table-cell office:value-type="float" office:value="10274118.652" calcext:value-type="float">
            <text:p>10274118.652</text:p>
          </table:table-cell>
          <table:table-cell office:value-type="float" office:value="10301065.148" calcext:value-type="float">
            <text:p>10301065.148</text:p>
          </table:table-cell>
          <table:table-cell/>
          <table:table-cell table:formula="of:=AVERAGE([.T4];[.L4];[.E4])" office:value-type="float" office:value="9414703.34966667" calcext:value-type="float">
            <text:p>9414703.3496666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8231983.445" calcext:value-type="float">
            <text:p>8231983.445</text:p>
          </table:table-cell>
          <table:table-cell office:value-type="float" office:value="8234143.377" calcext:value-type="float">
            <text:p>8234143.377</text:p>
          </table:table-cell>
          <table:table-cell office:value-type="float" office:value="8235000.712" calcext:value-type="float">
            <text:p>8235000.712</text:p>
          </table:table-cell>
          <table:table-cell office:value-type="float" office:value="8235686.076" calcext:value-type="float">
            <text:p>8235686.076</text:p>
          </table:table-cell>
          <table:table-cell office:value-type="float" office:value="8236485.647" calcext:value-type="float">
            <text:p>8236485.647</text:p>
          </table:table-cell>
          <table:table-cell office:value-type="float" office:value="8242495.366" calcext:value-type="float">
            <text:p>8242495.366</text:p>
          </table:table-cell>
          <table:table-cell office:value-type="float" office:value="0.4" calcext:value-type="float">
            <text:p>0.4</text:p>
          </table:table-cell>
          <table:table-cell office:value-type="float" office:value="9731520.05" calcext:value-type="float">
            <text:p>9731520.05</text:p>
          </table:table-cell>
          <table:table-cell office:value-type="float" office:value="9733710.142" calcext:value-type="float">
            <text:p>9733710.142</text:p>
          </table:table-cell>
          <table:table-cell office:value-type="float" office:value="9738383.135" calcext:value-type="float">
            <text:p>9738383.135</text:p>
          </table:table-cell>
          <table:table-cell office:value-type="float" office:value="9741365.435" calcext:value-type="float">
            <text:p>9741365.435</text:p>
          </table:table-cell>
          <table:table-cell office:value-type="float" office:value="9743643.057" calcext:value-type="float">
            <text:p>9743643.057</text:p>
          </table:table-cell>
          <table:table-cell office:value-type="float" office:value="9768537.637" calcext:value-type="float">
            <text:p>9768537.637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0246654.892" calcext:value-type="float">
            <text:p>10246654.892</text:p>
          </table:table-cell>
          <table:table-cell office:value-type="float" office:value="10263504.157" calcext:value-type="float">
            <text:p>10263504.157</text:p>
          </table:table-cell>
          <table:table-cell office:value-type="float" office:value="10270446.897" calcext:value-type="float">
            <text:p>10270446.897</text:p>
          </table:table-cell>
          <table:table-cell office:value-type="float" office:value="10271206.133" calcext:value-type="float">
            <text:p>10271206.133</text:p>
          </table:table-cell>
          <table:table-cell office:value-type="float" office:value="10277971.135" calcext:value-type="float">
            <text:p>10277971.135</text:p>
          </table:table-cell>
          <table:table-cell office:value-type="float" office:value="10305150.398" calcext:value-type="float">
            <text:p>10305150.398</text:p>
          </table:table-cell>
          <table:table-cell/>
          <table:table-cell table:formula="of:=AVERAGE([.T5];[.L5];[.E5])" office:value-type="float" office:value="9416085.88133333" calcext:value-type="float">
            <text:p>9416085.8813333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8231580.578" calcext:value-type="float">
            <text:p>8231580.578</text:p>
          </table:table-cell>
          <table:table-cell office:value-type="float" office:value="8233828.329" calcext:value-type="float">
            <text:p>8233828.329</text:p>
          </table:table-cell>
          <table:table-cell office:value-type="float" office:value="8235065.94" calcext:value-type="float">
            <text:p>8235065.94</text:p>
          </table:table-cell>
          <table:table-cell office:value-type="float" office:value="8235586.812" calcext:value-type="float">
            <text:p>8235586.812</text:p>
          </table:table-cell>
          <table:table-cell office:value-type="float" office:value="8236451.916" calcext:value-type="float">
            <text:p>8236451.916</text:p>
          </table:table-cell>
          <table:table-cell office:value-type="float" office:value="8241615.726" calcext:value-type="float">
            <text:p>8241615.726</text:p>
          </table:table-cell>
          <table:table-cell office:value-type="float" office:value="0.6" calcext:value-type="float">
            <text:p>0.6</text:p>
          </table:table-cell>
          <table:table-cell office:value-type="float" office:value="9731406.977" calcext:value-type="float">
            <text:p>9731406.977</text:p>
          </table:table-cell>
          <table:table-cell office:value-type="float" office:value="9733826.318" calcext:value-type="float">
            <text:p>9733826.318</text:p>
          </table:table-cell>
          <table:table-cell office:value-type="float" office:value="9735520.016" calcext:value-type="float">
            <text:p>9735520.016</text:p>
          </table:table-cell>
          <table:table-cell table:style-name="ce3" office:value-type="float" office:value="9738526.461" calcext:value-type="float">
            <text:p>9738526.461</text:p>
          </table:table-cell>
          <table:table-cell office:value-type="float" office:value="9739728.892" calcext:value-type="float">
            <text:p>9739728.892</text:p>
          </table:table-cell>
          <table:table-cell office:value-type="float" office:value="9761990.106" calcext:value-type="float">
            <text:p>9761990.106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0241537.387" calcext:value-type="float">
            <text:p>10241537.387</text:p>
          </table:table-cell>
          <table:table-cell office:value-type="float" office:value="10264291.137" calcext:value-type="float">
            <text:p>10264291.137</text:p>
          </table:table-cell>
          <table:table-cell office:value-type="float" office:value="10269652.152" calcext:value-type="float">
            <text:p>10269652.152</text:p>
          </table:table-cell>
          <table:table-cell office:value-type="float" office:value="10270811.026" calcext:value-type="float">
            <text:p>10270811.026</text:p>
          </table:table-cell>
          <table:table-cell office:value-type="float" office:value="10279746.132" calcext:value-type="float">
            <text:p>10279746.132</text:p>
          </table:table-cell>
          <table:table-cell office:value-type="float" office:value="10294612.382" calcext:value-type="float">
            <text:p>10294612.382</text:p>
          </table:table-cell>
          <table:table-cell/>
          <table:table-cell table:formula="of:=AVERAGE([.T6];[.L6];[.E6])" office:value-type="float" office:value="9414974.76633333" calcext:value-type="float">
            <text:p>9414974.7663333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8231580.578" calcext:value-type="float">
            <text:p>8231580.578</text:p>
          </table:table-cell>
          <table:table-cell office:value-type="float" office:value="8234503.426" calcext:value-type="float">
            <text:p>8234503.426</text:p>
          </table:table-cell>
          <table:table-cell office:value-type="float" office:value="8236078.328" calcext:value-type="float">
            <text:p>8236078.328</text:p>
          </table:table-cell>
          <table:table-cell office:value-type="float" office:value="8235768.736" calcext:value-type="float">
            <text:p>8235768.736</text:p>
          </table:table-cell>
          <table:table-cell office:value-type="float" office:value="8236485.681" calcext:value-type="float">
            <text:p>8236485.681</text:p>
          </table:table-cell>
          <table:table-cell office:value-type="float" office:value="8240760.682" calcext:value-type="float">
            <text:p>8240760.682</text:p>
          </table:table-cell>
          <table:table-cell office:value-type="float" office:value="0.8" calcext:value-type="float">
            <text:p>0.8</text:p>
          </table:table-cell>
          <table:table-cell office:value-type="float" office:value="9731328.814" calcext:value-type="float">
            <text:p>9731328.814</text:p>
          </table:table-cell>
          <table:table-cell office:value-type="float" office:value="9734172.848" calcext:value-type="float">
            <text:p>9734172.848</text:p>
          </table:table-cell>
          <table:table-cell office:value-type="float" office:value="9739726.353" calcext:value-type="float">
            <text:p>9739726.353</text:p>
          </table:table-cell>
          <table:table-cell office:value-type="float" office:value="9743297.187" calcext:value-type="float">
            <text:p>9743297.187</text:p>
          </table:table-cell>
          <table:table-cell office:value-type="float" office:value="9749676.702" calcext:value-type="float">
            <text:p>9749676.702</text:p>
          </table:table-cell>
          <table:table-cell office:value-type="float" office:value="9768605.688" calcext:value-type="float">
            <text:p>9768605.688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0255702.384" calcext:value-type="float">
            <text:p>10255702.384</text:p>
          </table:table-cell>
          <table:table-cell office:value-type="float" office:value="10270381.384" calcext:value-type="float">
            <text:p>10270381.384</text:p>
          </table:table-cell>
          <table:table-cell office:value-type="float" office:value="10281052.629" calcext:value-type="float">
            <text:p>10281052.629</text:p>
          </table:table-cell>
          <table:table-cell office:value-type="float" office:value="10279876.457" calcext:value-type="float">
            <text:p>10279876.457</text:p>
          </table:table-cell>
          <table:table-cell office:value-type="float" office:value="10288573.409" calcext:value-type="float">
            <text:p>10288573.409</text:p>
          </table:table-cell>
          <table:table-cell office:value-type="float" office:value="10304133.401" calcext:value-type="float">
            <text:p>10304133.401</text:p>
          </table:table-cell>
          <table:table-cell/>
          <table:table-cell table:formula="of:=AVERAGE([.T7];[.L7];[.E7])" office:value-type="float" office:value="9419647.46" calcext:value-type="float">
            <text:p>9419647.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8230048.439" calcext:value-type="float">
            <text:p>8230048.439</text:p>
          </table:table-cell>
          <table:table-cell office:value-type="float" office:value="8233828.329" calcext:value-type="float">
            <text:p>8233828.329</text:p>
          </table:table-cell>
          <table:table-cell office:value-type="float" office:value="8235810.706" calcext:value-type="float">
            <text:p>8235810.706</text:p>
          </table:table-cell>
          <table:table-cell office:value-type="float" office:value="8235774.6" calcext:value-type="float">
            <text:p>8235774.6</text:p>
          </table:table-cell>
          <table:table-cell office:value-type="float" office:value="8237295.675" calcext:value-type="float">
            <text:p>8237295.675</text:p>
          </table:table-cell>
          <table:table-cell office:value-type="float" office:value="8240693.183" calcext:value-type="float">
            <text:p>8240693.183</text:p>
          </table:table-cell>
          <table:table-cell office:value-type="float" office:value="1" calcext:value-type="float">
            <text:p>1</text:p>
          </table:table-cell>
          <table:table-cell office:value-type="float" office:value="9732026.306" calcext:value-type="float">
            <text:p>9732026.306</text:p>
          </table:table-cell>
          <table:table-cell office:value-type="float" office:value="9734132.583" calcext:value-type="float">
            <text:p>9734132.583</text:p>
          </table:table-cell>
          <table:table-cell office:value-type="float" office:value="9735772.044" calcext:value-type="float">
            <text:p>9735772.044</text:p>
          </table:table-cell>
          <table:table-cell office:value-type="float" office:value="9741959.954" calcext:value-type="float">
            <text:p>9741959.954</text:p>
          </table:table-cell>
          <table:table-cell office:value-type="float" office:value="9744854.128" calcext:value-type="float">
            <text:p>9744854.128</text:p>
          </table:table-cell>
          <table:table-cell office:value-type="float" office:value="9776446.959" calcext:value-type="float">
            <text:p>9776446.9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48790.142" calcext:value-type="float">
            <text:p>10248790.142</text:p>
          </table:table-cell>
          <table:table-cell office:value-type="float" office:value="10275844.52" calcext:value-type="float">
            <text:p>10275844.52</text:p>
          </table:table-cell>
          <table:table-cell office:value-type="float" office:value="10281172.382" calcext:value-type="float">
            <text:p>10281172.382</text:p>
          </table:table-cell>
          <table:table-cell office:value-type="float" office:value="10285276.769" calcext:value-type="float">
            <text:p>10285276.769</text:p>
          </table:table-cell>
          <table:table-cell office:value-type="float" office:value="10295623.255" calcext:value-type="float">
            <text:p>10295623.255</text:p>
          </table:table-cell>
          <table:table-cell office:value-type="float" office:value="10316467.891" calcext:value-type="float">
            <text:p>10316467.891</text:p>
          </table:table-cell>
          <table:table-cell/>
          <table:table-cell table:formula="of:=AVERAGE([.T8];[.L8];[.E8])" office:value-type="float" office:value="9421003.77433333" calcext:value-type="float">
            <text:p>9421003.77433333</text:p>
          </table:table-cell>
        </table:table-row>
        <table:table-row table:style-name="ro1">
          <table:table-cell table:style-name="ce5" office:value-type="string" calcext:value-type="string">
            <text:p>PX=0.6</text:p>
          </table:table-cell>
          <table:table-cell office:value-type="string" calcext:value-type="string">
            <text:p>Ndays=20</text:p>
          </table:table-cell>
          <table:table-cell table:number-columns-repeated="5"/>
          <table:table-cell office:value-type="string" calcext:value-type="string">
            <text:p>PX=0.6</text:p>
          </table:table-cell>
          <table:table-cell office:value-type="string" calcext:value-type="string">
            <text:p>Ndays=40</text:p>
          </table:table-cell>
          <table:table-cell table:number-columns-repeated="6"/>
          <table:table-cell office:value-type="string" calcext:value-type="string">
            <text:p>PX=0.6</text:p>
          </table:table-cell>
          <table:table-cell office:value-type="string" calcext:value-type="string">
            <text:p>Ndays=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T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ITV</text:p>
          </table:table-cell>
          <table:table-cell table:number-columns-repeated="7"/>
          <table:table-cell office:value-type="string" calcext:value-type="string">
            <text:p>ITV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33832.828" calcext:value-type="float">
            <text:p>8233832.828</text:p>
          </table:table-cell>
          <table:table-cell office:value-type="float" office:value="8236394.458" calcext:value-type="float">
            <text:p>8236394.458</text:p>
          </table:table-cell>
          <table:table-cell office:value-type="float" office:value="8239500.645" calcext:value-type="float">
            <text:p>8239500.645</text:p>
          </table:table-cell>
          <table:table-cell office:value-type="float" office:value="8240898.576" calcext:value-type="float">
            <text:p>8240898.576</text:p>
          </table:table-cell>
          <table:table-cell office:value-type="float" office:value="8241268.073" calcext:value-type="float">
            <text:p>8241268.073</text:p>
          </table:table-cell>
          <table:table-cell office:value-type="float" office:value="8258893.253" calcext:value-type="float">
            <text:p>8258893.253</text:p>
          </table:table-cell>
          <table:table-cell office:value-type="float" office:value="0" calcext:value-type="float">
            <text:p>0</text:p>
          </table:table-cell>
          <table:table-cell office:value-type="float" office:value="9731153.865" calcext:value-type="float">
            <text:p>9731153.865</text:p>
          </table:table-cell>
          <table:table-cell office:value-type="float" office:value="9734191.077" calcext:value-type="float">
            <text:p>9734191.077</text:p>
          </table:table-cell>
          <table:table-cell office:value-type="float" office:value="9743843.872" calcext:value-type="float">
            <text:p>9743843.872</text:p>
          </table:table-cell>
          <table:table-cell office:value-type="float" office:value="9749957.396" calcext:value-type="float">
            <text:p>9749957.396</text:p>
          </table:table-cell>
          <table:table-cell office:value-type="float" office:value="9763227.648" calcext:value-type="float">
            <text:p>9763227.648</text:p>
          </table:table-cell>
          <table:table-cell office:value-type="float" office:value="9780807.415" calcext:value-type="float">
            <text:p>9780807.41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float" office:value="10241597.405" calcext:value-type="float">
            <text:p>10241597.405</text:p>
          </table:table-cell>
          <table:table-cell office:value-type="float" office:value="10266046.394" calcext:value-type="float">
            <text:p>10266046.394</text:p>
          </table:table-cell>
          <table:table-cell office:value-type="float" office:value="10277572.39" calcext:value-type="float">
            <text:p>10277572.39</text:p>
          </table:table-cell>
          <table:table-cell office:value-type="float" office:value="10282720.417" calcext:value-type="float">
            <text:p>10282720.417</text:p>
          </table:table-cell>
          <table:table-cell office:value-type="float" office:value="10288047.647" calcext:value-type="float">
            <text:p>10288047.647</text:p>
          </table:table-cell>
          <table:table-cell office:value-type="float" office:value="10381815.129" calcext:value-type="float">
            <text:p>10381815.129</text:p>
          </table:table-cell>
          <table:table-cell/>
          <table:table-cell table:formula="of:=AVERAGE([.T11];[.L11];[.E11])" office:value-type="float" office:value="9424525.463" calcext:value-type="float">
            <text:p>9424525.46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5" office:value-type="float" office:value="8230048.439" calcext:value-type="float">
            <text:p>8230048.439</text:p>
          </table:table-cell>
          <table:table-cell office:value-type="float" office:value="8232052.044" calcext:value-type="float">
            <text:p>8232052.044</text:p>
          </table:table-cell>
          <table:table-cell office:value-type="float" office:value="8233828.329" calcext:value-type="float">
            <text:p>8233828.329</text:p>
          </table:table-cell>
          <table:table-cell table:style-name="ce3" office:value-type="float" office:value="8233791.048" calcext:value-type="float">
            <text:p>8233791.048</text:p>
          </table:table-cell>
          <table:table-cell office:value-type="float" office:value="8235808.445" calcext:value-type="float">
            <text:p>8235808.445</text:p>
          </table:table-cell>
          <table:table-cell office:value-type="float" office:value="8238670.366" calcext:value-type="float">
            <text:p>8238670.366</text:p>
          </table:table-cell>
          <table:table-cell office:value-type="float" office:value="0.2" calcext:value-type="float">
            <text:p>0.2</text:p>
          </table:table-cell>
          <table:table-cell table:style-name="ce5" office:value-type="float" office:value="9731153.303" calcext:value-type="float">
            <text:p>9731153.303</text:p>
          </table:table-cell>
          <table:table-cell office:value-type="float" office:value="9733461.256" calcext:value-type="float">
            <text:p>9733461.256</text:p>
          </table:table-cell>
          <table:table-cell office:value-type="float" office:value="9735485.114" calcext:value-type="float">
            <text:p>9735485.114</text:p>
          </table:table-cell>
          <table:table-cell office:value-type="float" office:value="9742320.08" calcext:value-type="float">
            <text:p>9742320.08</text:p>
          </table:table-cell>
          <table:table-cell office:value-type="float" office:value="9745567.921" calcext:value-type="float">
            <text:p>9745567.921</text:p>
          </table:table-cell>
          <table:table-cell office:value-type="float" office:value="9791543.875" calcext:value-type="float">
            <text:p>9791543.875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0247574.892" calcext:value-type="float">
            <text:p>10247574.892</text:p>
          </table:table-cell>
          <table:table-cell office:value-type="float" office:value="10263922.517" calcext:value-type="float">
            <text:p>10263922.517</text:p>
          </table:table-cell>
          <table:table-cell office:value-type="float" office:value="10275237.389" calcext:value-type="float">
            <text:p>10275237.389</text:p>
          </table:table-cell>
          <table:table-cell office:value-type="float" office:value="10276000.208" calcext:value-type="float">
            <text:p>10276000.208</text:p>
          </table:table-cell>
          <table:table-cell office:value-type="float" office:value="10285920.767" calcext:value-type="float">
            <text:p>10285920.767</text:p>
          </table:table-cell>
          <table:table-cell office:value-type="float" office:value="10306815.423" calcext:value-type="float">
            <text:p>10306815.423</text:p>
          </table:table-cell>
          <table:table-cell/>
          <table:table-cell table:formula="of:=AVERAGE([.T12];[.L12];[.E12])" office:value-type="float" office:value="9417370.44533333" calcext:value-type="float">
            <text:p>9417370.4453333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8232050.919" calcext:value-type="float">
            <text:p>8232050.919</text:p>
          </table:table-cell>
          <table:table-cell office:value-type="float" office:value="8233828.329" calcext:value-type="float">
            <text:p>8233828.329</text:p>
          </table:table-cell>
          <table:table-cell office:value-type="float" office:value="8233830.578" calcext:value-type="float">
            <text:p>8233830.578</text:p>
          </table:table-cell>
          <table:table-cell office:value-type="float" office:value="8234667.003" calcext:value-type="float">
            <text:p>8234667.003</text:p>
          </table:table-cell>
          <table:table-cell office:value-type="float" office:value="8235945.642" calcext:value-type="float">
            <text:p>8235945.642</text:p>
          </table:table-cell>
          <table:table-cell office:value-type="float" office:value="8240895.601" calcext:value-type="float">
            <text:p>8240895.601</text:p>
          </table:table-cell>
          <table:table-cell office:value-type="float" office:value="0.4" calcext:value-type="float">
            <text:p>0.4</text:p>
          </table:table-cell>
          <table:table-cell office:value-type="float" office:value="9731272.007" calcext:value-type="float">
            <text:p>9731272.007</text:p>
          </table:table-cell>
          <table:table-cell office:value-type="float" office:value="9732507.239" calcext:value-type="float">
            <text:p>9732507.239</text:p>
          </table:table-cell>
          <table:table-cell office:value-type="float" office:value="9735000.796" calcext:value-type="float">
            <text:p>9735000.796</text:p>
          </table:table-cell>
          <table:table-cell table:style-name="ce5" office:value-type="float" office:value="9739043.818" calcext:value-type="float">
            <text:p>9739043.818</text:p>
          </table:table-cell>
          <table:table-cell office:value-type="float" office:value="9739831.033" calcext:value-type="float">
            <text:p>9739831.033</text:p>
          </table:table-cell>
          <table:table-cell office:value-type="float" office:value="9775333.176" calcext:value-type="float">
            <text:p>9775333.17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0251664.642" calcext:value-type="float">
            <text:p>10251664.642</text:p>
          </table:table-cell>
          <table:table-cell office:value-type="float" office:value="10267268.643" calcext:value-type="float">
            <text:p>10267268.643</text:p>
          </table:table-cell>
          <table:table-cell office:value-type="float" office:value="10273797.129" calcext:value-type="float">
            <text:p>10273797.129</text:p>
          </table:table-cell>
          <table:table-cell table:style-name="ce5" office:value-type="float" office:value="10275106.955" calcext:value-type="float">
            <text:p>10275106.955</text:p>
          </table:table-cell>
          <table:table-cell office:value-type="float" office:value="10281471.384" calcext:value-type="float">
            <text:p>10281471.384</text:p>
          </table:table-cell>
          <table:table-cell office:value-type="float" office:value="10298976.634" calcext:value-type="float">
            <text:p>10298976.634</text:p>
          </table:table-cell>
          <table:table-cell/>
          <table:table-cell table:formula="of:=AVERAGE([.T13];[.L13];[.E13])" office:value-type="float" office:value="9416272.592" calcext:value-type="float">
            <text:p>9416272.59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8231938.423" calcext:value-type="float">
            <text:p>8231938.423</text:p>
          </table:table-cell>
          <table:table-cell office:value-type="float" office:value="8233830.578" calcext:value-type="float">
            <text:p>8233830.578</text:p>
          </table:table-cell>
          <table:table-cell office:value-type="float" office:value="8235720.56" calcext:value-type="float">
            <text:p>8235720.56</text:p>
          </table:table-cell>
          <table:table-cell office:value-type="float" office:value="8235676.911" calcext:value-type="float">
            <text:p>8235676.911</text:p>
          </table:table-cell>
          <table:table-cell office:value-type="float" office:value="8237407.002" calcext:value-type="float">
            <text:p>8237407.002</text:p>
          </table:table-cell>
          <table:table-cell office:value-type="float" office:value="8240670.672" calcext:value-type="float">
            <text:p>8240670.672</text:p>
          </table:table-cell>
          <table:table-cell office:value-type="float" office:value="0.6" calcext:value-type="float">
            <text:p>0.6</text:p>
          </table:table-cell>
          <table:table-cell office:value-type="float" office:value="9731587.001" calcext:value-type="float">
            <text:p>9731587.001</text:p>
          </table:table-cell>
          <table:table-cell office:value-type="float" office:value="9733733.496" calcext:value-type="float">
            <text:p>9733733.496</text:p>
          </table:table-cell>
          <table:table-cell office:value-type="float" office:value="9736470.057" calcext:value-type="float">
            <text:p>9736470.057</text:p>
          </table:table-cell>
          <table:table-cell office:value-type="float" office:value="9742262.86" calcext:value-type="float">
            <text:p>9742262.86</text:p>
          </table:table-cell>
          <table:table-cell office:value-type="float" office:value="9748310.395" calcext:value-type="float">
            <text:p>9748310.395</text:p>
          </table:table-cell>
          <table:table-cell office:value-type="float" office:value="9774516.978" calcext:value-type="float">
            <text:p>9774516.97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0257200.142" calcext:value-type="float">
            <text:p>10257200.142</text:p>
          </table:table-cell>
          <table:table-cell office:value-type="float" office:value="10271717.518" calcext:value-type="float">
            <text:p>10271717.518</text:p>
          </table:table-cell>
          <table:table-cell office:value-type="float" office:value="10280329.644" calcext:value-type="float">
            <text:p>10280329.644</text:p>
          </table:table-cell>
          <table:table-cell office:value-type="float" office:value="10280349.932" calcext:value-type="float">
            <text:p>10280349.932</text:p>
          </table:table-cell>
          <table:table-cell office:value-type="float" office:value="10288506.39" calcext:value-type="float">
            <text:p>10288506.39</text:p>
          </table:table-cell>
          <table:table-cell office:value-type="float" office:value="10303747.393" calcext:value-type="float">
            <text:p>10303747.393</text:p>
          </table:table-cell>
          <table:table-cell/>
          <table:table-cell table:formula="of:=AVERAGE([.T14];[.L14];[.E14])" office:value-type="float" office:value="9419429.901" calcext:value-type="float">
            <text:p>9419429.90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8230318.443" calcext:value-type="float">
            <text:p>8230318.443</text:p>
          </table:table-cell>
          <table:table-cell office:value-type="float" office:value="8233829.453" calcext:value-type="float">
            <text:p>8233829.453</text:p>
          </table:table-cell>
          <table:table-cell office:value-type="float" office:value="8236460.955" calcext:value-type="float">
            <text:p>8236460.955</text:p>
          </table:table-cell>
          <table:table-cell office:value-type="float" office:value="8236085.468" calcext:value-type="float">
            <text:p>8236085.468</text:p>
          </table:table-cell>
          <table:table-cell office:value-type="float" office:value="8237801.895" calcext:value-type="float">
            <text:p>8237801.895</text:p>
          </table:table-cell>
          <table:table-cell office:value-type="float" office:value="8240150.877" calcext:value-type="float">
            <text:p>8240150.877</text:p>
          </table:table-cell>
          <table:table-cell office:value-type="float" office:value="0.8" calcext:value-type="float">
            <text:p>0.8</text:p>
          </table:table-cell>
          <table:table-cell office:value-type="float" office:value="9732340.74" calcext:value-type="float">
            <text:p>9732340.74</text:p>
          </table:table-cell>
          <table:table-cell office:value-type="float" office:value="9734663.856" calcext:value-type="float">
            <text:p>9734663.856</text:p>
          </table:table-cell>
          <table:table-cell office:value-type="float" office:value="9739052.512" calcext:value-type="float">
            <text:p>9739052.512</text:p>
          </table:table-cell>
          <table:table-cell office:value-type="float" office:value="9743140.396" calcext:value-type="float">
            <text:p>9743140.396</text:p>
          </table:table-cell>
          <table:table-cell office:value-type="float" office:value="9745435.48" calcext:value-type="float">
            <text:p>9745435.48</text:p>
          </table:table-cell>
          <table:table-cell office:value-type="float" office:value="9775658.897" calcext:value-type="float">
            <text:p>9775658.89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0265517.647" calcext:value-type="float">
            <text:p>10265517.647</text:p>
          </table:table-cell>
          <table:table-cell office:value-type="float" office:value="10274832.013" calcext:value-type="float">
            <text:p>10274832.013</text:p>
          </table:table-cell>
          <table:table-cell office:value-type="float" office:value="10287590.879" calcext:value-type="float">
            <text:p>10287590.879</text:p>
          </table:table-cell>
          <table:table-cell office:value-type="float" office:value="10288803.984" calcext:value-type="float">
            <text:p>10288803.984</text:p>
          </table:table-cell>
          <table:table-cell office:value-type="float" office:value="10300822.403" calcext:value-type="float">
            <text:p>10300822.403</text:p>
          </table:table-cell>
          <table:table-cell office:value-type="float" office:value="10314585.423" calcext:value-type="float">
            <text:p>10314585.423</text:p>
          </table:table-cell>
          <table:table-cell/>
          <table:table-cell table:formula="of:=AVERAGE([.T15];[.L15];[.E15])" office:value-type="float" office:value="9422676.616" calcext:value-type="float">
            <text:p>9422676.6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30318.443" calcext:value-type="float">
            <text:p>8230318.443</text:p>
          </table:table-cell>
          <table:table-cell office:value-type="float" office:value="8233828.329" calcext:value-type="float">
            <text:p>8233828.329</text:p>
          </table:table-cell>
          <table:table-cell office:value-type="float" office:value="8234415.717" calcext:value-type="float">
            <text:p>8234415.717</text:p>
          </table:table-cell>
          <table:table-cell office:value-type="float" office:value="8234923.313" calcext:value-type="float">
            <text:p>8234923.313</text:p>
          </table:table-cell>
          <table:table-cell office:value-type="float" office:value="8236304.53" calcext:value-type="float">
            <text:p>8236304.53</text:p>
          </table:table-cell>
          <table:table-cell office:value-type="float" office:value="8240715.683" calcext:value-type="float">
            <text:p>8240715.683</text:p>
          </table:table-cell>
          <table:table-cell office:value-type="float" office:value="1" calcext:value-type="float">
            <text:p>1</text:p>
          </table:table-cell>
          <table:table-cell office:value-type="float" office:value="9732475.739" calcext:value-type="float">
            <text:p>9732475.739</text:p>
          </table:table-cell>
          <table:table-cell office:value-type="float" office:value="9740210.111" calcext:value-type="float">
            <text:p>9740210.111</text:p>
          </table:table-cell>
          <table:table-cell office:value-type="float" office:value="9750465.068" calcext:value-type="float">
            <text:p>9750465.068</text:p>
          </table:table-cell>
          <table:table-cell office:value-type="float" office:value="9749632.69" calcext:value-type="float">
            <text:p>9749632.69</text:p>
          </table:table-cell>
          <table:table-cell office:value-type="float" office:value="9756601.937" calcext:value-type="float">
            <text:p>9756601.937</text:p>
          </table:table-cell>
          <table:table-cell office:value-type="float" office:value="9775294.381" calcext:value-type="float">
            <text:p>9775294.3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56552.387" calcext:value-type="float">
            <text:p>10256552.387</text:p>
          </table:table-cell>
          <table:table-cell office:value-type="float" office:value="10282642.393" calcext:value-type="float">
            <text:p>10282642.393</text:p>
          </table:table-cell>
          <table:table-cell office:value-type="float" office:value="10293347.655" calcext:value-type="float">
            <text:p>10293347.655</text:p>
          </table:table-cell>
          <table:table-cell office:value-type="float" office:value="10294494.104" calcext:value-type="float">
            <text:p>10294494.104</text:p>
          </table:table-cell>
          <table:table-cell office:value-type="float" office:value="10304896.762" calcext:value-type="float">
            <text:p>10304896.762</text:p>
          </table:table-cell>
          <table:table-cell office:value-type="float" office:value="10329165.381" calcext:value-type="float">
            <text:p>10329165.381</text:p>
          </table:table-cell>
          <table:table-cell/>
          <table:table-cell table:formula="of:=AVERAGE([.T16];[.L16];[.E16])" office:value-type="float" office:value="9426350.03566667" calcext:value-type="float">
            <text:p>9426350.03566667</text:p>
          </table:table-cell>
        </table:table-row>
        <table:table-row table:style-name="ro1">
          <table:table-cell office:value-type="string" calcext:value-type="string">
            <text:p>PX=0.8</text:p>
          </table:table-cell>
          <table:table-cell office:value-type="string" calcext:value-type="string">
            <text:p>Ndays=20</text:p>
          </table:table-cell>
          <table:table-cell table:number-columns-repeated="5"/>
          <table:table-cell office:value-type="string" calcext:value-type="string">
            <text:p>PX=0.8</text:p>
          </table:table-cell>
          <table:table-cell office:value-type="string" calcext:value-type="string">
            <text:p>Ndays=40</text:p>
          </table:table-cell>
          <table:table-cell table:number-columns-repeated="6"/>
          <table:table-cell office:value-type="string" calcext:value-type="string">
            <text:p>PX=0.8</text:p>
          </table:table-cell>
          <table:table-cell office:value-type="string" calcext:value-type="string">
            <text:p>Ndays=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T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ITV</text:p>
          </table:table-cell>
          <table:table-cell table:number-columns-repeated="7"/>
          <table:table-cell office:value-type="string" calcext:value-type="string">
            <text:p>ITV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32050.919" calcext:value-type="float">
            <text:p>8232050.919</text:p>
          </table:table-cell>
          <table:table-cell office:value-type="float" office:value="8236270.767" calcext:value-type="float">
            <text:p>8236270.767</text:p>
          </table:table-cell>
          <table:table-cell office:value-type="float" office:value="8238285.585" calcext:value-type="float">
            <text:p>8238285.585</text:p>
          </table:table-cell>
          <table:table-cell office:value-type="float" office:value="8239611.73" calcext:value-type="float">
            <text:p>8239611.73</text:p>
          </table:table-cell>
          <table:table-cell office:value-type="float" office:value="8241097.017" calcext:value-type="float">
            <text:p>8241097.017</text:p>
          </table:table-cell>
          <table:table-cell office:value-type="float" office:value="8257613.057" calcext:value-type="float">
            <text:p>8257613.05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9731153.876" calcext:value-type="float">
            <text:p>9731153.876</text:p>
          </table:table-cell>
          <table:table-cell office:value-type="float" office:value="9733848.528" calcext:value-type="float">
            <text:p>9733848.528</text:p>
          </table:table-cell>
          <table:table-cell office:value-type="float" office:value="9739130.109" calcext:value-type="float">
            <text:p>9739130.109</text:p>
          </table:table-cell>
          <table:table-cell office:value-type="float" office:value="9744952.871" calcext:value-type="float">
            <text:p>9744952.871</text:p>
          </table:table-cell>
          <table:table-cell office:value-type="float" office:value="9751410.054" calcext:value-type="float">
            <text:p>9751410.054</text:p>
          </table:table-cell>
          <table:table-cell office:value-type="float" office:value="9804071.947" calcext:value-type="float">
            <text:p>9804071.947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float" office:value="10249762.157" calcext:value-type="float">
            <text:p>10249762.157</text:p>
          </table:table-cell>
          <table:table-cell office:value-type="float" office:value="10270127.392" calcext:value-type="float">
            <text:p>10270127.392</text:p>
          </table:table-cell>
          <table:table-cell office:value-type="float" office:value="10279037.625" calcext:value-type="float">
            <text:p>10279037.625</text:p>
          </table:table-cell>
          <table:table-cell office:value-type="float" office:value="10281981.793" calcext:value-type="float">
            <text:p>10281981.793</text:p>
          </table:table-cell>
          <table:table-cell office:value-type="float" office:value="10291808.765" calcext:value-type="float">
            <text:p>10291808.765</text:p>
          </table:table-cell>
          <table:table-cell office:value-type="float" office:value="10380597.876" calcext:value-type="float">
            <text:p>10380597.876</text:p>
          </table:table-cell>
          <table:table-cell/>
          <table:table-cell table:formula="of:=AVERAGE([.T19];[.L19];[.E19])" office:value-type="float" office:value="9422182.13133333" calcext:value-type="float">
            <text:p>9422182.1313333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5" office:value-type="float" office:value="8230048.439" calcext:value-type="float">
            <text:p>8230048.439</text:p>
          </table:table-cell>
          <table:table-cell office:value-type="float" office:value="8232412.067" calcext:value-type="float">
            <text:p>8232412.067</text:p>
          </table:table-cell>
          <table:table-cell office:value-type="float" office:value="8233830.578" calcext:value-type="float">
            <text:p>8233830.578</text:p>
          </table:table-cell>
          <table:table-cell table:style-name="ce5" office:value-type="float" office:value="8234213.663" calcext:value-type="float">
            <text:p>8234213.663</text:p>
          </table:table-cell>
          <table:table-cell office:value-type="float" office:value="8235808.456" calcext:value-type="float">
            <text:p>8235808.456</text:p>
          </table:table-cell>
          <table:table-cell office:value-type="float" office:value="8238620.943" calcext:value-type="float">
            <text:p>8238620.943</text:p>
          </table:table-cell>
          <table:table-cell office:value-type="float" office:value="0.2" calcext:value-type="float">
            <text:p>0.2</text:p>
          </table:table-cell>
          <table:table-cell office:value-type="float" office:value="9731406.977" calcext:value-type="float">
            <text:p>9731406.977</text:p>
          </table:table-cell>
          <table:table-cell office:value-type="float" office:value="9733795.078" calcext:value-type="float">
            <text:p>9733795.078</text:p>
          </table:table-cell>
          <table:table-cell office:value-type="float" office:value="9741357.619" calcext:value-type="float">
            <text:p>9741357.619</text:p>
          </table:table-cell>
          <table:table-cell office:value-type="float" office:value="9745498.637" calcext:value-type="float">
            <text:p>9745498.637</text:p>
          </table:table-cell>
          <table:table-cell office:value-type="float" office:value="9757291.009" calcext:value-type="float">
            <text:p>9757291.009</text:p>
          </table:table-cell>
          <table:table-cell office:value-type="float" office:value="9769122.625" calcext:value-type="float">
            <text:p>9769122.625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0262870.142" calcext:value-type="float">
            <text:p>10262870.142</text:p>
          </table:table-cell>
          <table:table-cell office:value-type="float" office:value="10275871.4" calcext:value-type="float">
            <text:p>10275871.4</text:p>
          </table:table-cell>
          <table:table-cell office:value-type="float" office:value="10283257.399" calcext:value-type="float">
            <text:p>10283257.399</text:p>
          </table:table-cell>
          <table:table-cell office:value-type="float" office:value="10284346.145" calcext:value-type="float">
            <text:p>10284346.145</text:p>
          </table:table-cell>
          <table:table-cell office:value-type="float" office:value="10293209.265" calcext:value-type="float">
            <text:p>10293209.265</text:p>
          </table:table-cell>
          <table:table-cell office:value-type="float" office:value="10306919.656" calcext:value-type="float">
            <text:p>10306919.656</text:p>
          </table:table-cell>
          <table:table-cell/>
          <table:table-cell table:formula="of:=AVERAGE([.T20];[.L20];[.E20])" office:value-type="float" office:value="9421352.815" calcext:value-type="float">
            <text:p>9421352.81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8230048.439" calcext:value-type="float">
            <text:p>8230048.439</text:p>
          </table:table-cell>
          <table:table-cell office:value-type="float" office:value="8232661.838" calcext:value-type="float">
            <text:p>8232661.838</text:p>
          </table:table-cell>
          <table:table-cell office:value-type="float" office:value="8233985.933" calcext:value-type="float">
            <text:p>8233985.933</text:p>
          </table:table-cell>
          <table:table-cell office:value-type="float" office:value="8234322.626" calcext:value-type="float">
            <text:p>8234322.626</text:p>
          </table:table-cell>
          <table:table-cell office:value-type="float" office:value="8236495.763" calcext:value-type="float">
            <text:p>8236495.763</text:p>
          </table:table-cell>
          <table:table-cell office:value-type="float" office:value="8239025.829" calcext:value-type="float">
            <text:p>8239025.829</text:p>
          </table:table-cell>
          <table:table-cell office:value-type="float" office:value="0.4" calcext:value-type="float">
            <text:p>0.4</text:p>
          </table:table-cell>
          <table:table-cell office:value-type="float" office:value="9732160.74" calcext:value-type="float">
            <text:p>9732160.74</text:p>
          </table:table-cell>
          <table:table-cell office:value-type="float" office:value="9735004.736" calcext:value-type="float">
            <text:p>9735004.736</text:p>
          </table:table-cell>
          <table:table-cell office:value-type="float" office:value="9744980.123" calcext:value-type="float">
            <text:p>9744980.123</text:p>
          </table:table-cell>
          <table:table-cell table:style-name="ce5" office:value-type="float" office:value="9743615.16" calcext:value-type="float">
            <text:p>9743615.16</text:p>
          </table:table-cell>
          <table:table-cell office:value-type="float" office:value="9747145.761" calcext:value-type="float">
            <text:p>9747145.761</text:p>
          </table:table-cell>
          <table:table-cell office:value-type="float" office:value="9773651.868" calcext:value-type="float">
            <text:p>9773651.86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0252794.89" calcext:value-type="float">
            <text:p>10252794.89</text:p>
          </table:table-cell>
          <table:table-cell office:value-type="float" office:value="10272902.516" calcext:value-type="float">
            <text:p>10272902.516</text:p>
          </table:table-cell>
          <table:table-cell office:value-type="float" office:value="10282019.879" calcext:value-type="float">
            <text:p>10282019.879</text:p>
          </table:table-cell>
          <table:table-cell table:style-name="ce5" office:value-type="float" office:value="10281246.401" calcext:value-type="float">
            <text:p>10281246.401</text:p>
          </table:table-cell>
          <table:table-cell office:value-type="float" office:value="10289360.279" calcext:value-type="float">
            <text:p>10289360.279</text:p>
          </table:table-cell>
          <table:table-cell office:value-type="float" office:value="10305522.626" calcext:value-type="float">
            <text:p>10305522.626</text:p>
          </table:table-cell>
          <table:table-cell/>
          <table:table-cell table:formula="of:=AVERAGE([.T21];[.L21];[.E21])" office:value-type="float" office:value="9419728.06233333" calcext:value-type="float">
            <text:p>9419728.0623333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8230048.439" calcext:value-type="float">
            <text:p>8230048.439</text:p>
          </table:table-cell>
          <table:table-cell office:value-type="float" office:value="8233828.329" calcext:value-type="float">
            <text:p>8233828.329</text:p>
          </table:table-cell>
          <table:table-cell office:value-type="float" office:value="8236080.578" calcext:value-type="float">
            <text:p>8236080.578</text:p>
          </table:table-cell>
          <table:table-cell office:value-type="float" office:value="8235521.227" calcext:value-type="float">
            <text:p>8235521.227</text:p>
          </table:table-cell>
          <table:table-cell office:value-type="float" office:value="8237565.645" calcext:value-type="float">
            <text:p>8237565.645</text:p>
          </table:table-cell>
          <table:table-cell office:value-type="float" office:value="8240288.205" calcext:value-type="float">
            <text:p>8240288.205</text:p>
          </table:table-cell>
          <table:table-cell office:value-type="float" office:value="0.6" calcext:value-type="float">
            <text:p>0.6</text:p>
          </table:table-cell>
          <table:table-cell office:value-type="float" office:value="9733100.138" calcext:value-type="float">
            <text:p>9733100.138</text:p>
          </table:table-cell>
          <table:table-cell office:value-type="float" office:value="9737417.329" calcext:value-type="float">
            <text:p>9737417.329</text:p>
          </table:table-cell>
          <table:table-cell office:value-type="float" office:value="9744996.998" calcext:value-type="float">
            <text:p>9744996.998</text:p>
          </table:table-cell>
          <table:table-cell office:value-type="float" office:value="9745852.144" calcext:value-type="float">
            <text:p>9745852.144</text:p>
          </table:table-cell>
          <table:table-cell office:value-type="float" office:value="9750372.241" calcext:value-type="float">
            <text:p>9750372.241</text:p>
          </table:table-cell>
          <table:table-cell office:value-type="float" office:value="9775535.125" calcext:value-type="float">
            <text:p>9775535.125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0273189.884" calcext:value-type="float">
            <text:p>10273189.884</text:p>
          </table:table-cell>
          <table:table-cell office:value-type="float" office:value="10278307.381" calcext:value-type="float">
            <text:p>10278307.381</text:p>
          </table:table-cell>
          <table:table-cell office:value-type="float" office:value="10283014.889" calcext:value-type="float">
            <text:p>10283014.889</text:p>
          </table:table-cell>
          <table:table-cell office:value-type="float" office:value="10286650.245" calcext:value-type="float">
            <text:p>10286650.245</text:p>
          </table:table-cell>
          <table:table-cell office:value-type="float" office:value="10294447.884" calcext:value-type="float">
            <text:p>10294447.884</text:p>
          </table:table-cell>
          <table:table-cell office:value-type="float" office:value="10307930.136" calcext:value-type="float">
            <text:p>10307930.136</text:p>
          </table:table-cell>
          <table:table-cell/>
          <table:table-cell table:formula="of:=AVERAGE([.T22];[.L22];[.E22])" office:value-type="float" office:value="9422674.53866667" calcext:value-type="float">
            <text:p>9422674.5386666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8231983.445" calcext:value-type="float">
            <text:p>8231983.445</text:p>
          </table:table-cell>
          <table:table-cell office:value-type="float" office:value="8234483.204" calcext:value-type="float">
            <text:p>8234483.204</text:p>
          </table:table-cell>
          <table:table-cell office:value-type="float" office:value="8236080.578" calcext:value-type="float">
            <text:p>8236080.578</text:p>
          </table:table-cell>
          <table:table-cell office:value-type="float" office:value="8236184.199" calcext:value-type="float">
            <text:p>8236184.199</text:p>
          </table:table-cell>
          <table:table-cell office:value-type="float" office:value="8238004.326" calcext:value-type="float">
            <text:p>8238004.326</text:p>
          </table:table-cell>
          <table:table-cell office:value-type="float" office:value="8239745.828" calcext:value-type="float">
            <text:p>8239745.828</text:p>
          </table:table-cell>
          <table:table-cell office:value-type="float" office:value="0.8" calcext:value-type="float">
            <text:p>0.8</text:p>
          </table:table-cell>
          <table:table-cell office:value-type="float" office:value="9731947.563" calcext:value-type="float">
            <text:p>9731947.563</text:p>
          </table:table-cell>
          <table:table-cell office:value-type="float" office:value="9739729.754" calcext:value-type="float">
            <text:p>9739729.754</text:p>
          </table:table-cell>
          <table:table-cell office:value-type="float" office:value="9752591.329" calcext:value-type="float">
            <text:p>9752591.329</text:p>
          </table:table-cell>
          <table:table-cell office:value-type="float" office:value="9753345.445" calcext:value-type="float">
            <text:p>9753345.445</text:p>
          </table:table-cell>
          <table:table-cell office:value-type="float" office:value="9763261.653" calcext:value-type="float">
            <text:p>9763261.653</text:p>
          </table:table-cell>
          <table:table-cell office:value-type="float" office:value="9792601.372" calcext:value-type="float">
            <text:p>9792601.37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0280747.91" calcext:value-type="float">
            <text:p>10280747.91</text:p>
          </table:table-cell>
          <table:table-cell office:value-type="float" office:value="10289612.659" calcext:value-type="float">
            <text:p>10289612.659</text:p>
          </table:table-cell>
          <table:table-cell office:value-type="float" office:value="10298780.389" calcext:value-type="float">
            <text:p>10298780.389</text:p>
          </table:table-cell>
          <table:table-cell office:value-type="float" office:value="10301977.535" calcext:value-type="float">
            <text:p>10301977.535</text:p>
          </table:table-cell>
          <table:table-cell office:value-type="float" office:value="10307580.403" calcext:value-type="float">
            <text:p>10307580.403</text:p>
          </table:table-cell>
          <table:table-cell office:value-type="float" office:value="10380545.121" calcext:value-type="float">
            <text:p>10380545.121</text:p>
          </table:table-cell>
          <table:table-cell/>
          <table:table-cell table:formula="of:=AVERAGE([.T23];[.L23];[.E23])" office:value-type="float" office:value="9430502.393" calcext:value-type="float">
            <text:p>9430502.3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31940.672" calcext:value-type="float">
            <text:p>8231940.672</text:p>
          </table:table-cell>
          <table:table-cell office:value-type="float" office:value="8233964.455" calcext:value-type="float">
            <text:p>8233964.455</text:p>
          </table:table-cell>
          <table:table-cell office:value-type="float" office:value="8236078.328" calcext:value-type="float">
            <text:p>8236078.328</text:p>
          </table:table-cell>
          <table:table-cell office:value-type="float" office:value="8236351.292" calcext:value-type="float">
            <text:p>8236351.292</text:p>
          </table:table-cell>
          <table:table-cell office:value-type="float" office:value="8238082.072" calcext:value-type="float">
            <text:p>8238082.072</text:p>
          </table:table-cell>
          <table:table-cell office:value-type="float" office:value="8241188.226" calcext:value-type="float">
            <text:p>8241188.226</text:p>
          </table:table-cell>
          <table:table-cell office:value-type="float" office:value="1" calcext:value-type="float">
            <text:p>1</text:p>
          </table:table-cell>
          <table:table-cell office:value-type="float" office:value="9732391.95" calcext:value-type="float">
            <text:p>9732391.95</text:p>
          </table:table-cell>
          <table:table-cell office:value-type="float" office:value="9739409.975" calcext:value-type="float">
            <text:p>9739409.975</text:p>
          </table:table-cell>
          <table:table-cell office:value-type="float" office:value="9753615.096" calcext:value-type="float">
            <text:p>9753615.096</text:p>
          </table:table-cell>
          <table:table-cell office:value-type="float" office:value="9752517.687" calcext:value-type="float">
            <text:p>9752517.687</text:p>
          </table:table-cell>
          <table:table-cell office:value-type="float" office:value="9763779.148" calcext:value-type="float">
            <text:p>9763779.148</text:p>
          </table:table-cell>
          <table:table-cell office:value-type="float" office:value="9780237.624" calcext:value-type="float">
            <text:p>9780237.6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68727.382" calcext:value-type="float">
            <text:p>10268727.382</text:p>
          </table:table-cell>
          <table:table-cell office:value-type="float" office:value="10292471.137" calcext:value-type="float">
            <text:p>10292471.137</text:p>
          </table:table-cell>
          <table:table-cell office:value-type="float" office:value="10302963.386" calcext:value-type="float">
            <text:p>10302963.386</text:p>
          </table:table-cell>
          <table:table-cell office:value-type="float" office:value="10306257.274" calcext:value-type="float">
            <text:p>10306257.274</text:p>
          </table:table-cell>
          <table:table-cell office:value-type="float" office:value="10314953.889" calcext:value-type="float">
            <text:p>10314953.889</text:p>
          </table:table-cell>
          <table:table-cell office:value-type="float" office:value="10382655.175" calcext:value-type="float">
            <text:p>10382655.175</text:p>
          </table:table-cell>
          <table:table-cell/>
          <table:table-cell table:formula="of:=AVERAGE([.T24];[.L24];[.E24])" office:value-type="float" office:value="9431708.751" calcext:value-type="float">
            <text:p>9431708.751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office:value-type="string" calcext:value-type="string">
            <text:p>To Test…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ITV=0.2</text:p>
          </table:table-cell>
          <table:table-cell office:value-type="string" calcext:value-type="string">
            <text:p>PX=0.6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ITV=0.2</text:p>
          </table:table-cell>
          <table:table-cell office:value-type="string" calcext:value-type="string">
            <text:p>PX=0.2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/>
          <table:table-cell office:value-type="string" calcext:value-type="string">
            <text:p>ITV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office:value-type="string" calcext:value-type="string">
            <text:p>ITV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3"/>
          <table:table-cell office:value-type="string" calcext:value-type="string">
            <text:p>ITV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239737.289" calcext:value-type="float">
            <text:p>8239737.289</text:p>
          </table:table-cell>
          <table:table-cell office:value-type="float" office:value="8240898.576" calcext:value-type="float">
            <text:p>8240898.576</text:p>
          </table:table-cell>
          <table:table-cell office:value-type="float" office:value="8239611.73" calcext:value-type="float">
            <text:p>8239611.7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47240.872" calcext:value-type="float">
            <text:p>9747240.872</text:p>
          </table:table-cell>
          <table:table-cell office:value-type="float" office:value="9749957.396" calcext:value-type="float">
            <text:p>9749957.396</text:p>
          </table:table-cell>
          <table:table-cell office:value-type="float" office:value="9744952.871" calcext:value-type="float">
            <text:p>9744952.87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277004.204" calcext:value-type="float">
            <text:p>10277004.204</text:p>
          </table:table-cell>
          <table:table-cell office:value-type="float" office:value="10282720.417" calcext:value-type="float">
            <text:p>10282720.417</text:p>
          </table:table-cell>
          <table:table-cell office:value-type="float" office:value="10281981.793" calcext:value-type="float">
            <text:p>10281981.7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style-name="ce5" office:value-type="float" office:value="8235131.145" calcext:value-type="float">
            <text:p>8235131.145</text:p>
          </table:table-cell>
          <table:table-cell table:style-name="ce3" office:value-type="float" office:value="8233791.048" calcext:value-type="float">
            <text:p>8233791.048</text:p>
          </table:table-cell>
          <table:table-cell table:style-name="ce5" office:value-type="float" office:value="8234213.663" calcext:value-type="float">
            <text:p>8234213.663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table:style-name="ce5" office:value-type="float" office:value="9743555.083" calcext:value-type="float">
            <text:p>9743555.083</text:p>
          </table:table-cell>
          <table:table-cell table:style-name="ce3" office:value-type="float" office:value="9742320.08" calcext:value-type="float">
            <text:p>9742320.08</text:p>
          </table:table-cell>
          <table:table-cell table:style-name="ce5" office:value-type="float" office:value="9745498.637" calcext:value-type="float">
            <text:p>9745498.637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table:style-name="ce5" office:value-type="float" office:value="10265423.821" calcext:value-type="float">
            <text:p>10265423.821</text:p>
          </table:table-cell>
          <table:table-cell table:style-name="ce3" office:value-type="float" office:value="10276000.208" calcext:value-type="float">
            <text:p>10276000.208</text:p>
          </table:table-cell>
          <table:table-cell table:style-name="ce5" office:value-type="float" office:value="10284346.145" calcext:value-type="float">
            <text:p>10284346.1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8235686.076" calcext:value-type="float">
            <text:p>8235686.076</text:p>
          </table:table-cell>
          <table:table-cell office:value-type="float" office:value="8234667.003" calcext:value-type="float">
            <text:p>8234667.003</text:p>
          </table:table-cell>
          <table:table-cell office:value-type="float" office:value="8234322.626" calcext:value-type="float">
            <text:p>8234322.626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9741365.435" calcext:value-type="float">
            <text:p>9741365.435</text:p>
          </table:table-cell>
          <table:table-cell office:value-type="float" office:value="9739043.818" calcext:value-type="float">
            <text:p>9739043.818</text:p>
          </table:table-cell>
          <table:table-cell office:value-type="float" office:value="9743615.16" calcext:value-type="float">
            <text:p>9743615.16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10271206.133" calcext:value-type="float">
            <text:p>10271206.133</text:p>
          </table:table-cell>
          <table:table-cell office:value-type="float" office:value="10275106.955" calcext:value-type="float">
            <text:p>10275106.955</text:p>
          </table:table-cell>
          <table:table-cell office:value-type="float" office:value="10281246.401" calcext:value-type="float">
            <text:p>10281246.4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8235586.812" calcext:value-type="float">
            <text:p>8235586.812</text:p>
          </table:table-cell>
          <table:table-cell office:value-type="float" office:value="8235676.911" calcext:value-type="float">
            <text:p>8235676.911</text:p>
          </table:table-cell>
          <table:table-cell office:value-type="float" office:value="8235521.227" calcext:value-type="float">
            <text:p>8235521.227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9738526.461" calcext:value-type="float">
            <text:p>9738526.461</text:p>
          </table:table-cell>
          <table:table-cell office:value-type="float" office:value="9742262.86" calcext:value-type="float">
            <text:p>9742262.86</text:p>
          </table:table-cell>
          <table:table-cell office:value-type="float" office:value="9745852.144" calcext:value-type="float">
            <text:p>9745852.144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10270811.026" calcext:value-type="float">
            <text:p>10270811.026</text:p>
          </table:table-cell>
          <table:table-cell office:value-type="float" office:value="10280349.932" calcext:value-type="float">
            <text:p>10280349.932</text:p>
          </table:table-cell>
          <table:table-cell office:value-type="float" office:value="10286650.245" calcext:value-type="float">
            <text:p>10286650.2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8235768.736" calcext:value-type="float">
            <text:p>8235768.736</text:p>
          </table:table-cell>
          <table:table-cell office:value-type="float" office:value="8236085.468" calcext:value-type="float">
            <text:p>8236085.468</text:p>
          </table:table-cell>
          <table:table-cell office:value-type="float" office:value="8236184.199" calcext:value-type="float">
            <text:p>8236184.199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9743297.187" calcext:value-type="float">
            <text:p>9743297.187</text:p>
          </table:table-cell>
          <table:table-cell office:value-type="float" office:value="9743140.396" calcext:value-type="float">
            <text:p>9743140.396</text:p>
          </table:table-cell>
          <table:table-cell office:value-type="float" office:value="9753345.445" calcext:value-type="float">
            <text:p>9753345.445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10279876.457" calcext:value-type="float">
            <text:p>10279876.457</text:p>
          </table:table-cell>
          <table:table-cell office:value-type="float" office:value="10288803.984" calcext:value-type="float">
            <text:p>10288803.984</text:p>
          </table:table-cell>
          <table:table-cell office:value-type="float" office:value="10301977.535" calcext:value-type="float">
            <text:p>10301977.5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235774.6" calcext:value-type="float">
            <text:p>8235774.6</text:p>
          </table:table-cell>
          <table:table-cell office:value-type="float" office:value="8234923.313" calcext:value-type="float">
            <text:p>8234923.313</text:p>
          </table:table-cell>
          <table:table-cell office:value-type="float" office:value="8236351.292" calcext:value-type="float">
            <text:p>8236351.29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9741959.954" calcext:value-type="float">
            <text:p>9741959.954</text:p>
          </table:table-cell>
          <table:table-cell office:value-type="float" office:value="9749632.69" calcext:value-type="float">
            <text:p>9749632.69</text:p>
          </table:table-cell>
          <table:table-cell office:value-type="float" office:value="9752517.687" calcext:value-type="float">
            <text:p>9752517.68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285276.769" calcext:value-type="float">
            <text:p>10285276.769</text:p>
          </table:table-cell>
          <table:table-cell office:value-type="float" office:value="10294494.104" calcext:value-type="float">
            <text:p>10294494.104</text:p>
          </table:table-cell>
          <table:table-cell office:value-type="float" office:value="10306257.274" calcext:value-type="float">
            <text:p>10306257.274</text:p>
          </table:table-cell>
          <table:table-cell table:number-columns-repeated="4"/>
        </table:table-row>
        <table:table-row table:style-name="ro1" table:number-rows-repeated="26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AVERAGE in all instances – instances are not normalized--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ITV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421327.455" calcext:value-type="float">
            <text:p>9421327.455</text:p>
          </table:table-cell>
          <table:table-cell office:value-type="float" office:value="9424525.463" calcext:value-type="float">
            <text:p>9424525.463</text:p>
          </table:table-cell>
          <table:table-cell office:value-type="float" office:value="9422182.13133333" calcext:value-type="float">
            <text:p>9422182.131333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style-name="ce4" office:value-type="float" office:value="9414703.34966667" calcext:value-type="float">
            <text:p>9414703.34966667</text:p>
          </table:table-cell>
          <table:table-cell table:style-name="ce3" office:value-type="float" office:value="9417370.44533333" calcext:value-type="float">
            <text:p>9417370.44533333</text:p>
          </table:table-cell>
          <table:table-cell table:style-name="ce5" office:value-type="float" office:value="9421352.815" calcext:value-type="float">
            <text:p>9421352.8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9416085.88133333" calcext:value-type="float">
            <text:p>9416085.88133333</text:p>
          </table:table-cell>
          <table:table-cell office:value-type="float" office:value="9416272.592" calcext:value-type="float">
            <text:p>9416272.592</text:p>
          </table:table-cell>
          <table:table-cell office:value-type="float" office:value="9419728.06233333" calcext:value-type="float">
            <text:p>9419728.062333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9414974.76633333" calcext:value-type="float">
            <text:p>9414974.76633333</text:p>
          </table:table-cell>
          <table:table-cell office:value-type="float" office:value="9419429.901" calcext:value-type="float">
            <text:p>9419429.901</text:p>
          </table:table-cell>
          <table:table-cell office:value-type="float" office:value="9422674.53866667" calcext:value-type="float">
            <text:p>9422674.538666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9419647.46" calcext:value-type="float">
            <text:p>9419647.46</text:p>
          </table:table-cell>
          <table:table-cell office:value-type="float" office:value="9422676.616" calcext:value-type="float">
            <text:p>9422676.616</text:p>
          </table:table-cell>
          <table:table-cell office:value-type="float" office:value="9430502.393" calcext:value-type="float">
            <text:p>9430502.3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421003.77433333" calcext:value-type="float">
            <text:p>9421003.77433333</text:p>
          </table:table-cell>
          <table:table-cell office:value-type="float" office:value="9426350.03566667" calcext:value-type="float">
            <text:p>9426350.03566667</text:p>
          </table:table-cell>
          <table:table-cell office:value-type="float" office:value="9431708.751" calcext:value-type="float">
            <text:p>9431708.751</text:p>
          </table:table-cell>
          <table:table-cell table:number-columns-repeated="19"/>
        </table:table-row>
      </table:table>
      <table:table table:name="time-feasible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=20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rep level</text:p>
          </table:table-cell>
          <table:table-cell office:value-type="string" calcext:value-type="string">
            <text:p>N=40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rep level</text:p>
          </table:table-cell>
          <table:table-cell office:value-type="string" calcext:value-type="string">
            <text:p>N=60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rep level</text:p>
          </table:table-cell>
          <table:table-cell office:value-type="string" calcext:value-type="string">
            <text:p>N=80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rep level</text:p>
          </table:table-cell>
          <table:table-cell office:value-type="string" calcext:value-type="string">
            <text:p>N=100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rep level</text:p>
          </table:table-cell>
        </table:table-row>
        <table:table-row table:style-name="ro1">
          <table:table-cell/>
          <table:table-cell office:value-type="float" office:value="0.467338" calcext:value-type="float">
            <text:p>0.467338</text:p>
          </table:table-cell>
          <table:table-cell office:value-type="float" office:value="10807130.582" calcext:value-type="float">
            <text:p>10807130.582</text:p>
          </table:table-cell>
          <table:table-cell/>
          <table:table-cell office:value-type="float" office:value="1.51665" calcext:value-type="float">
            <text:p>1.51665</text:p>
          </table:table-cell>
          <table:table-cell office:value-type="float" office:value="10986518.2045625" calcext:value-type="float">
            <text:p>10986518.2045625</text:p>
          </table:table-cell>
          <table:table-cell/>
          <table:table-cell office:value-type="float" office:value="1.85138" calcext:value-type="float">
            <text:p>1.85138</text:p>
          </table:table-cell>
          <table:table-cell office:value-type="float" office:value="11093866.5556389" calcext:value-type="float">
            <text:p>11093866.5556389</text:p>
          </table:table-cell>
          <table:table-cell/>
          <table:table-cell office:value-type="float" office:value="1.84616" calcext:value-type="float">
            <text:p>1.84616</text:p>
          </table:table-cell>
          <table:table-cell office:value-type="float" office:value="11122465.8145156" calcext:value-type="float">
            <text:p>11122465.8145156</text:p>
          </table:table-cell>
          <table:table-cell/>
          <table:table-cell office:value-type="float" office:value="2.48362" calcext:value-type="float">
            <text:p>2.48362</text:p>
          </table:table-cell>
          <table:table-cell office:value-type="float" office:value="11147027.37985" calcext:value-type="float">
            <text:p>11147027.37985</text:p>
          </table:table-cell>
        </table:table-row>
        <table:table-row table:style-name="ro1">
          <table:table-cell/>
          <table:table-cell office:value-type="float" office:value="0.52531" calcext:value-type="float">
            <text:p>0.52531</text:p>
          </table:table-cell>
          <table:table-cell office:value-type="float" office:value="10661373.3875" calcext:value-type="float">
            <text:p>10661373.3875</text:p>
          </table:table-cell>
          <table:table-cell/>
          <table:table-cell office:value-type="float" office:value="0.756421" calcext:value-type="float">
            <text:p>0.756421</text:p>
          </table:table-cell>
          <table:table-cell office:value-type="float" office:value="11013999.1179375" calcext:value-type="float">
            <text:p>11013999.1179375</text:p>
          </table:table-cell>
          <table:table-cell/>
          <table:table-cell office:value-type="float" office:value="1.08249" calcext:value-type="float">
            <text:p>1.08249</text:p>
          </table:table-cell>
          <table:table-cell office:value-type="float" office:value="11095964.8297222" calcext:value-type="float">
            <text:p>11095964.8297222</text:p>
          </table:table-cell>
          <table:table-cell/>
          <table:table-cell office:value-type="float" office:value="4.10107" calcext:value-type="float">
            <text:p>4.10107</text:p>
          </table:table-cell>
          <table:table-cell office:value-type="float" office:value="11112137.7380625" calcext:value-type="float">
            <text:p>11112137.7380625</text:p>
          </table:table-cell>
          <table:table-cell/>
          <table:table-cell office:value-type="float" office:value="2.82964" calcext:value-type="float">
            <text:p>2.82964</text:p>
          </table:table-cell>
          <table:table-cell office:value-type="float" office:value="11117968.46279" calcext:value-type="float">
            <text:p>11117968.46279</text:p>
          </table:table-cell>
        </table:table-row>
        <table:table-row table:style-name="ro1">
          <table:table-cell/>
          <table:table-cell office:value-type="float" office:value="0.478231" calcext:value-type="float">
            <text:p>0.478231</text:p>
          </table:table-cell>
          <table:table-cell office:value-type="float" office:value="10840054.97675" calcext:value-type="float">
            <text:p>10840054.97675</text:p>
          </table:table-cell>
          <table:table-cell/>
          <table:table-cell office:value-type="float" office:value="0.89061" calcext:value-type="float">
            <text:p>0.89061</text:p>
          </table:table-cell>
          <table:table-cell office:value-type="float" office:value="11004124.4413125" calcext:value-type="float">
            <text:p>11004124.4413125</text:p>
          </table:table-cell>
          <table:table-cell/>
          <table:table-cell office:value-type="float" office:value="1.78493" calcext:value-type="float">
            <text:p>1.78493</text:p>
          </table:table-cell>
          <table:table-cell office:value-type="float" office:value="11086439.5558611" calcext:value-type="float">
            <text:p>11086439.5558611</text:p>
          </table:table-cell>
          <table:table-cell/>
          <table:table-cell office:value-type="float" office:value="2.10849" calcext:value-type="float">
            <text:p>2.10849</text:p>
          </table:table-cell>
          <table:table-cell office:value-type="float" office:value="11121149.4317188" calcext:value-type="float">
            <text:p>11121149.4317188</text:p>
          </table:table-cell>
          <table:table-cell/>
          <table:table-cell office:value-type="float" office:value="2.51834" calcext:value-type="float">
            <text:p>2.51834</text:p>
          </table:table-cell>
          <table:table-cell office:value-type="float" office:value="11136244.66287" calcext:value-type="float">
            <text:p>11136244.66287</text:p>
          </table:table-cell>
        </table:table-row>
        <table:table-row table:style-name="ro1">
          <table:table-cell/>
          <table:table-cell office:value-type="float" office:value="0.731921" calcext:value-type="float">
            <text:p>0.731921</text:p>
          </table:table-cell>
          <table:table-cell office:value-type="float" office:value="10771504.15825" calcext:value-type="float">
            <text:p>10771504.15825</text:p>
          </table:table-cell>
          <table:table-cell/>
          <table:table-cell office:value-type="float" office:value="0.848666" calcext:value-type="float">
            <text:p>0.848666</text:p>
          </table:table-cell>
          <table:table-cell office:value-type="float" office:value="10939739.0223125" calcext:value-type="float">
            <text:p>10939739.0223125</text:p>
          </table:table-cell>
          <table:table-cell/>
          <table:table-cell office:value-type="float" office:value="1.68812" calcext:value-type="float">
            <text:p>1.68812</text:p>
          </table:table-cell>
          <table:table-cell office:value-type="float" office:value="11109876.825" calcext:value-type="float">
            <text:p>11109876.825</text:p>
          </table:table-cell>
          <table:table-cell/>
          <table:table-cell office:value-type="float" office:value="2.35674" calcext:value-type="float">
            <text:p>2.35674</text:p>
          </table:table-cell>
          <table:table-cell office:value-type="float" office:value="11119944.4161094" calcext:value-type="float">
            <text:p>11119944.4161094</text:p>
          </table:table-cell>
          <table:table-cell/>
          <table:table-cell office:value-type="float" office:value="2.62184" calcext:value-type="float">
            <text:p>2.62184</text:p>
          </table:table-cell>
          <table:table-cell office:value-type="float" office:value="11147010.10335" calcext:value-type="float">
            <text:p>11147010.10335</text:p>
          </table:table-cell>
        </table:table-row>
        <table:table-row table:style-name="ro1">
          <table:table-cell/>
          <table:table-cell office:value-type="float" office:value="0.677858" calcext:value-type="float">
            <text:p>0.677858</text:p>
          </table:table-cell>
          <table:table-cell office:value-type="float" office:value="10664210.66375" calcext:value-type="float">
            <text:p>10664210.66375</text:p>
          </table:table-cell>
          <table:table-cell/>
          <table:table-cell office:value-type="float" office:value="1.02606" calcext:value-type="float">
            <text:p>1.02606</text:p>
          </table:table-cell>
          <table:table-cell office:value-type="float" office:value="10965338.9531875" calcext:value-type="float">
            <text:p>10965338.9531875</text:p>
          </table:table-cell>
          <table:table-cell/>
          <table:table-cell office:value-type="float" office:value="1.37369" calcext:value-type="float">
            <text:p>1.37369</text:p>
          </table:table-cell>
          <table:table-cell office:value-type="float" office:value="11086291.8240556" calcext:value-type="float">
            <text:p>11086291.8240556</text:p>
          </table:table-cell>
          <table:table-cell/>
          <table:table-cell office:value-type="float" office:value="2.4943" calcext:value-type="float">
            <text:p>2.4943</text:p>
          </table:table-cell>
          <table:table-cell office:value-type="float" office:value="11144487.2558594" calcext:value-type="float">
            <text:p>11144487.2558594</text:p>
          </table:table-cell>
          <table:table-cell/>
          <table:table-cell office:value-type="float" office:value="2.94774" calcext:value-type="float">
            <text:p>2.94774</text:p>
          </table:table-cell>
          <table:table-cell office:value-type="float" office:value="11139964.80203" calcext:value-type="float">
            <text:p>11139964.80203</text:p>
          </table:table-cell>
        </table:table-row>
        <table:table-row table:style-name="ro1">
          <table:table-cell/>
          <table:table-cell office:value-type="float" office:value="0.530554" calcext:value-type="float">
            <text:p>0.530554</text:p>
          </table:table-cell>
          <table:table-cell office:value-type="float" office:value="10875078.30875" calcext:value-type="float">
            <text:p>10875078.30875</text:p>
          </table:table-cell>
          <table:table-cell/>
          <table:table-cell office:value-type="float" office:value="1.33379" calcext:value-type="float">
            <text:p>1.33379</text:p>
          </table:table-cell>
          <table:table-cell office:value-type="float" office:value="11016572.5909375" calcext:value-type="float">
            <text:p>11016572.5909375</text:p>
          </table:table-cell>
          <table:table-cell/>
          <table:table-cell office:value-type="float" office:value="1.57577" calcext:value-type="float">
            <text:p>1.57577</text:p>
          </table:table-cell>
          <table:table-cell office:value-type="float" office:value="11085087.0561389" calcext:value-type="float">
            <text:p>11085087.0561389</text:p>
          </table:table-cell>
          <table:table-cell/>
          <table:table-cell office:value-type="float" office:value="2.24051" calcext:value-type="float">
            <text:p>2.24051</text:p>
          </table:table-cell>
          <table:table-cell office:value-type="float" office:value="11114278.6337031" calcext:value-type="float">
            <text:p>11114278.6337031</text:p>
          </table:table-cell>
          <table:table-cell/>
          <table:table-cell office:value-type="float" office:value="2.44543" calcext:value-type="float">
            <text:p>2.44543</text:p>
          </table:table-cell>
          <table:table-cell office:value-type="float" office:value="11142820.14114" calcext:value-type="float">
            <text:p>11142820.14114</text:p>
          </table:table-cell>
        </table:table-row>
        <table:table-row table:style-name="ro1">
          <table:table-cell/>
          <table:table-cell office:value-type="float" office:value="0.511742" calcext:value-type="float">
            <text:p>0.511742</text:p>
          </table:table-cell>
          <table:table-cell office:value-type="float" office:value="10874268.4045" calcext:value-type="float">
            <text:p>10874268.4045</text:p>
          </table:table-cell>
          <table:table-cell/>
          <table:table-cell office:value-type="float" office:value="0.710783" calcext:value-type="float">
            <text:p>0.710783</text:p>
          </table:table-cell>
          <table:table-cell office:value-type="float" office:value="11021011.8336875" calcext:value-type="float">
            <text:p>11021011.8336875</text:p>
          </table:table-cell>
          <table:table-cell/>
          <table:table-cell office:value-type="float" office:value="1.61792" calcext:value-type="float">
            <text:p>1.61792</text:p>
          </table:table-cell>
          <table:table-cell office:value-type="float" office:value="11117043.5845833" calcext:value-type="float">
            <text:p>11117043.5845833</text:p>
          </table:table-cell>
          <table:table-cell/>
          <table:table-cell office:value-type="float" office:value="7.6538" calcext:value-type="float">
            <text:p>7.6538</text:p>
          </table:table-cell>
          <table:table-cell office:value-type="float" office:value="11113350.9046875" calcext:value-type="float">
            <text:p>11113350.9046875</text:p>
          </table:table-cell>
          <table:table-cell/>
          <table:table-cell office:value-type="float" office:value="2.38926" calcext:value-type="float">
            <text:p>2.38926</text:p>
          </table:table-cell>
          <table:table-cell office:value-type="float" office:value="11137655.85991" calcext:value-type="float">
            <text:p>11137655.85991</text:p>
          </table:table-cell>
        </table:table-row>
        <table:table-row table:style-name="ro1">
          <table:table-cell/>
          <table:table-cell office:value-type="float" office:value="0.52359" calcext:value-type="float">
            <text:p>0.52359</text:p>
          </table:table-cell>
          <table:table-cell office:value-type="float" office:value="10852198.161" calcext:value-type="float">
            <text:p>10852198.161</text:p>
          </table:table-cell>
          <table:table-cell/>
          <table:table-cell office:value-type="float" office:value="0.869582" calcext:value-type="float">
            <text:p>0.869582</text:p>
          </table:table-cell>
          <table:table-cell office:value-type="float" office:value="11019869.4038125" calcext:value-type="float">
            <text:p>11019869.4038125</text:p>
          </table:table-cell>
          <table:table-cell/>
          <table:table-cell office:value-type="float" office:value="1.41166" calcext:value-type="float">
            <text:p>1.41166</text:p>
          </table:table-cell>
          <table:table-cell office:value-type="float" office:value="11089894.3356667" calcext:value-type="float">
            <text:p>11089894.3356667</text:p>
          </table:table-cell>
          <table:table-cell/>
          <table:table-cell office:value-type="float" office:value="1.95894" calcext:value-type="float">
            <text:p>1.95894</text:p>
          </table:table-cell>
          <table:table-cell office:value-type="float" office:value="11120286.8399687" calcext:value-type="float">
            <text:p>11120286.8399687</text:p>
          </table:table-cell>
          <table:table-cell/>
          <table:table-cell office:value-type="float" office:value="3.80245" calcext:value-type="float">
            <text:p>3.80245</text:p>
          </table:table-cell>
          <table:table-cell office:value-type="float" office:value="11142031.49833" calcext:value-type="float">
            <text:p>11142031.49833</text:p>
          </table:table-cell>
        </table:table-row>
        <table:table-row table:style-name="ro1">
          <table:table-cell/>
          <table:table-cell office:value-type="float" office:value="0.678681" calcext:value-type="float">
            <text:p>0.678681</text:p>
          </table:table-cell>
          <table:table-cell office:value-type="float" office:value="10874547.26475" calcext:value-type="float">
            <text:p>10874547.26475</text:p>
          </table:table-cell>
          <table:table-cell/>
          <table:table-cell office:value-type="float" office:value="1.19498" calcext:value-type="float">
            <text:p>1.19498</text:p>
          </table:table-cell>
          <table:table-cell office:value-type="float" office:value="11047690.6590625" calcext:value-type="float">
            <text:p>11047690.6590625</text:p>
          </table:table-cell>
          <table:table-cell/>
          <table:table-cell office:value-type="float" office:value="3.74435" calcext:value-type="float">
            <text:p>3.74435</text:p>
          </table:table-cell>
          <table:table-cell office:value-type="float" office:value="11098358.5409167" calcext:value-type="float">
            <text:p>11098358.5409167</text:p>
          </table:table-cell>
          <table:table-cell/>
          <table:table-cell office:value-type="float" office:value="3.91538" calcext:value-type="float">
            <text:p>3.91538</text:p>
          </table:table-cell>
          <table:table-cell office:value-type="float" office:value="11125091.4245156" calcext:value-type="float">
            <text:p>11125091.4245156</text:p>
          </table:table-cell>
          <table:table-cell/>
          <table:table-cell office:value-type="float" office:value="2.51834" calcext:value-type="float">
            <text:p>2.51834</text:p>
          </table:table-cell>
          <table:table-cell office:value-type="float" office:value="11110124.86346" calcext:value-type="float">
            <text:p>11110124.86346</text:p>
          </table:table-cell>
        </table:table-row>
        <table:table-row table:style-name="ro1">
          <table:table-cell/>
          <table:table-cell office:value-type="float" office:value="0.49204" calcext:value-type="float">
            <text:p>0.49204</text:p>
          </table:table-cell>
          <table:table-cell office:value-type="float" office:value="10703677.87375" calcext:value-type="float">
            <text:p>10703677.87375</text:p>
          </table:table-cell>
          <table:table-cell/>
          <table:table-cell office:value-type="float" office:value="1.2632" calcext:value-type="float">
            <text:p>1.2632</text:p>
          </table:table-cell>
          <table:table-cell office:value-type="float" office:value="11001032.4531875" calcext:value-type="float">
            <text:p>11001032.4531875</text:p>
          </table:table-cell>
          <table:table-cell/>
          <table:table-cell office:value-type="float" office:value="1.53803" calcext:value-type="float">
            <text:p>1.53803</text:p>
          </table:table-cell>
          <table:table-cell office:value-type="float" office:value="11075563.5664167" calcext:value-type="float">
            <text:p>11075563.5664167</text:p>
          </table:table-cell>
          <table:table-cell/>
          <table:table-cell office:value-type="float" office:value="1.77773" calcext:value-type="float">
            <text:p>1.77773</text:p>
          </table:table-cell>
          <table:table-cell office:value-type="float" office:value="11117021.9477812" calcext:value-type="float">
            <text:p>11117021.9477812</text:p>
          </table:table-cell>
          <table:table-cell/>
          <table:table-cell office:value-type="float" office:value="2.33475" calcext:value-type="float">
            <text:p>2.33475</text:p>
          </table:table-cell>
          <table:table-cell office:value-type="float" office:value="11112905.67927" calcext:value-type="float">
            <text:p>11112905.67927</text:p>
          </table:table-cell>
        </table:table-row>
        <table:table-row table:style-name="ro1">
          <table:table-cell/>
          <table:table-cell office:value-type="float" office:value="0.354006" calcext:value-type="float">
            <text:p>0.354006</text:p>
          </table:table-cell>
          <table:table-cell office:value-type="float" office:value="10723925.6685" calcext:value-type="float">
            <text:p>10723925.6685</text:p>
          </table:table-cell>
          <table:table-cell/>
          <table:table-cell office:value-type="float" office:value="1.29305" calcext:value-type="float">
            <text:p>1.29305</text:p>
          </table:table-cell>
          <table:table-cell office:value-type="float" office:value="10958950.101625" calcext:value-type="float">
            <text:p>10958950.101625</text:p>
          </table:table-cell>
          <table:table-cell/>
          <table:table-cell office:value-type="float" office:value="1.22972" calcext:value-type="float">
            <text:p>1.22972</text:p>
          </table:table-cell>
          <table:table-cell office:value-type="float" office:value="11095876.8109167" calcext:value-type="float">
            <text:p>11095876.8109167</text:p>
          </table:table-cell>
          <table:table-cell/>
          <table:table-cell office:value-type="float" office:value="1.85472" calcext:value-type="float">
            <text:p>1.85472</text:p>
          </table:table-cell>
          <table:table-cell office:value-type="float" office:value="11122046.4829219" calcext:value-type="float">
            <text:p>11122046.4829219</text:p>
          </table:table-cell>
          <table:table-cell/>
          <table:table-cell office:value-type="float" office:value="2.6204" calcext:value-type="float">
            <text:p>2.6204</text:p>
          </table:table-cell>
          <table:table-cell office:value-type="float" office:value="11146223.23953" calcext:value-type="float">
            <text:p>11146223.23953</text:p>
          </table:table-cell>
        </table:table-row>
        <table:table-row table:style-name="ro1">
          <table:table-cell/>
          <table:table-cell office:value-type="float" office:value="0.536687" calcext:value-type="float">
            <text:p>0.536687</text:p>
          </table:table-cell>
          <table:table-cell office:value-type="float" office:value="10704602.6935" calcext:value-type="float">
            <text:p>10704602.6935</text:p>
          </table:table-cell>
          <table:table-cell/>
          <table:table-cell office:value-type="float" office:value="0.982145" calcext:value-type="float">
            <text:p>0.982145</text:p>
          </table:table-cell>
          <table:table-cell office:value-type="float" office:value="10920345.1978125" calcext:value-type="float">
            <text:p>10920345.1978125</text:p>
          </table:table-cell>
          <table:table-cell/>
          <table:table-cell office:value-type="float" office:value="1.52186" calcext:value-type="float">
            <text:p>1.52186</text:p>
          </table:table-cell>
          <table:table-cell office:value-type="float" office:value="11104111.0588056" calcext:value-type="float">
            <text:p>11104111.0588056</text:p>
          </table:table-cell>
          <table:table-cell/>
          <table:table-cell office:value-type="float" office:value="2.56192" calcext:value-type="float">
            <text:p>2.56192</text:p>
          </table:table-cell>
          <table:table-cell office:value-type="float" office:value="11120250.9657344" calcext:value-type="float">
            <text:p>11120250.9657344</text:p>
          </table:table-cell>
          <table:table-cell/>
          <table:table-cell office:value-type="float" office:value="2.63303" calcext:value-type="float">
            <text:p>2.63303</text:p>
          </table:table-cell>
          <table:table-cell office:value-type="float" office:value="11146017.40624" calcext:value-type="float">
            <text:p>11146017.40624</text:p>
          </table:table-cell>
        </table:table-row>
        <table:table-row table:style-name="ro1">
          <table:table-cell/>
          <table:table-cell office:value-type="float" office:value="0.421538" calcext:value-type="float">
            <text:p>0.421538</text:p>
          </table:table-cell>
          <table:table-cell office:value-type="float" office:value="10628325.49425" calcext:value-type="float">
            <text:p>10628325.49425</text:p>
          </table:table-cell>
          <table:table-cell/>
          <table:table-cell office:value-type="float" office:value="0.881967" calcext:value-type="float">
            <text:p>0.881967</text:p>
          </table:table-cell>
          <table:table-cell office:value-type="float" office:value="11007347.0508125" calcext:value-type="float">
            <text:p>11007347.0508125</text:p>
          </table:table-cell>
          <table:table-cell/>
          <table:table-cell office:value-type="float" office:value="1.89276" calcext:value-type="float">
            <text:p>1.89276</text:p>
          </table:table-cell>
          <table:table-cell office:value-type="float" office:value="11082758.0620833" calcext:value-type="float">
            <text:p>11082758.0620833</text:p>
          </table:table-cell>
          <table:table-cell/>
          <table:table-cell office:value-type="float" office:value="2.98089" calcext:value-type="float">
            <text:p>2.98089</text:p>
          </table:table-cell>
          <table:table-cell office:value-type="float" office:value="11127833.9087187" calcext:value-type="float">
            <text:p>11127833.9087187</text:p>
          </table:table-cell>
          <table:table-cell/>
          <table:table-cell office:value-type="float" office:value="2.29933" calcext:value-type="float">
            <text:p>2.29933</text:p>
          </table:table-cell>
          <table:table-cell office:value-type="float" office:value="11147507.62058" calcext:value-type="float">
            <text:p>11147507.62058</text:p>
          </table:table-cell>
        </table:table-row>
        <table:table-row table:style-name="ro1">
          <table:table-cell/>
          <table:table-cell office:value-type="float" office:value="0.484457" calcext:value-type="float">
            <text:p>0.484457</text:p>
          </table:table-cell>
          <table:table-cell office:value-type="float" office:value="10845713.52125" calcext:value-type="float">
            <text:p>10845713.52125</text:p>
          </table:table-cell>
          <table:table-cell/>
          <table:table-cell office:value-type="float" office:value="2.29612" calcext:value-type="float">
            <text:p>2.29612</text:p>
          </table:table-cell>
          <table:table-cell office:value-type="float" office:value="11022734.2085625" calcext:value-type="float">
            <text:p>11022734.2085625</text:p>
          </table:table-cell>
          <table:table-cell/>
          <table:table-cell office:value-type="float" office:value="2.1746" calcext:value-type="float">
            <text:p>2.1746</text:p>
          </table:table-cell>
          <table:table-cell office:value-type="float" office:value="11080179.8219167" calcext:value-type="float">
            <text:p>11080179.8219167</text:p>
          </table:table-cell>
          <table:table-cell/>
          <table:table-cell office:value-type="float" office:value="1.77604" calcext:value-type="float">
            <text:p>1.77604</text:p>
          </table:table-cell>
          <table:table-cell office:value-type="float" office:value="11118652.6225625" calcext:value-type="float">
            <text:p>11118652.6225625</text:p>
          </table:table-cell>
          <table:table-cell/>
          <table:table-cell office:value-type="float" office:value="8.52238" calcext:value-type="float">
            <text:p>8.52238</text:p>
          </table:table-cell>
          <table:table-cell office:value-type="float" office:value="11142413.62173" calcext:value-type="float">
            <text:p>11142413.62173</text:p>
          </table:table-cell>
        </table:table-row>
        <table:table-row table:style-name="ro1">
          <table:table-cell/>
          <table:table-cell office:value-type="float" office:value="0.869639" calcext:value-type="float">
            <text:p>0.869639</text:p>
          </table:table-cell>
          <table:table-cell office:value-type="float" office:value="10891325.636" calcext:value-type="float">
            <text:p>10891325.636</text:p>
          </table:table-cell>
          <table:table-cell/>
          <table:table-cell office:value-type="float" office:value="1.00814" calcext:value-type="float">
            <text:p>1.00814</text:p>
          </table:table-cell>
          <table:table-cell office:value-type="float" office:value="10959687.5109375" calcext:value-type="float">
            <text:p>10959687.5109375</text:p>
          </table:table-cell>
          <table:table-cell/>
          <table:table-cell office:value-type="float" office:value="1.51859" calcext:value-type="float">
            <text:p>1.51859</text:p>
          </table:table-cell>
          <table:table-cell office:value-type="float" office:value="11088067.08025" calcext:value-type="float">
            <text:p>11088067.08025</text:p>
          </table:table-cell>
          <table:table-cell/>
          <table:table-cell office:value-type="float" office:value="2.07177" calcext:value-type="float">
            <text:p>2.07177</text:p>
          </table:table-cell>
          <table:table-cell office:value-type="float" office:value="11122167.4078437" calcext:value-type="float">
            <text:p>11122167.4078437</text:p>
          </table:table-cell>
          <table:table-cell/>
          <table:table-cell office:value-type="float" office:value="3.58827" calcext:value-type="float">
            <text:p>3.58827</text:p>
          </table:table-cell>
          <table:table-cell office:value-type="float" office:value="11139540.19184" calcext:value-type="float">
            <text:p>11139540.19184</text:p>
          </table:table-cell>
        </table:table-row>
        <table:table-row table:style-name="ro1">
          <table:table-cell/>
          <table:table-cell office:value-type="float" office:value="0.376849" calcext:value-type="float">
            <text:p>0.376849</text:p>
          </table:table-cell>
          <table:table-cell office:value-type="float" office:value="10719670.89425" calcext:value-type="float">
            <text:p>10719670.89425</text:p>
          </table:table-cell>
          <table:table-cell/>
          <table:table-cell office:value-type="float" office:value="1.21952" calcext:value-type="float">
            <text:p>1.21952</text:p>
          </table:table-cell>
          <table:table-cell office:value-type="float" office:value="10985109.7119375" calcext:value-type="float">
            <text:p>10985109.7119375</text:p>
          </table:table-cell>
          <table:table-cell/>
          <table:table-cell office:value-type="float" office:value="1.7654" calcext:value-type="float">
            <text:p>1.7654</text:p>
          </table:table-cell>
          <table:table-cell office:value-type="float" office:value="11098821.5573333" calcext:value-type="float">
            <text:p>11098821.5573333</text:p>
          </table:table-cell>
          <table:table-cell/>
          <table:table-cell office:value-type="float" office:value="1.92247" calcext:value-type="float">
            <text:p>1.92247</text:p>
          </table:table-cell>
          <table:table-cell office:value-type="float" office:value="11119199.1026094" calcext:value-type="float">
            <text:p>11119199.1026094</text:p>
          </table:table-cell>
          <table:table-cell/>
          <table:table-cell office:value-type="float" office:value="2.038" calcext:value-type="float">
            <text:p>2.038</text:p>
          </table:table-cell>
          <table:table-cell office:value-type="float" office:value="11098753.9989" calcext:value-type="float">
            <text:p>11098753.9989</text:p>
          </table:table-cell>
        </table:table-row>
        <table:table-row table:style-name="ro1">
          <table:table-cell/>
          <table:table-cell office:value-type="float" office:value="0.893124" calcext:value-type="float">
            <text:p>0.893124</text:p>
          </table:table-cell>
          <table:table-cell office:value-type="float" office:value="10801366.226" calcext:value-type="float">
            <text:p>10801366.226</text:p>
          </table:table-cell>
          <table:table-cell/>
          <table:table-cell office:value-type="float" office:value="1.00311" calcext:value-type="float">
            <text:p>1.00311</text:p>
          </table:table-cell>
          <table:table-cell office:value-type="float" office:value="10920278.2393125" calcext:value-type="float">
            <text:p>10920278.2393125</text:p>
          </table:table-cell>
          <table:table-cell/>
          <table:table-cell office:value-type="float" office:value="1.25399" calcext:value-type="float">
            <text:p>1.25399</text:p>
          </table:table-cell>
          <table:table-cell office:value-type="float" office:value="11086299.57225" calcext:value-type="float">
            <text:p>11086299.57225</text:p>
          </table:table-cell>
          <table:table-cell/>
          <table:table-cell office:value-type="float" office:value="2.04727" calcext:value-type="float">
            <text:p>2.04727</text:p>
          </table:table-cell>
          <table:table-cell office:value-type="float" office:value="11124747.7418281" calcext:value-type="float">
            <text:p>11124747.7418281</text:p>
          </table:table-cell>
          <table:table-cell/>
          <table:table-cell office:value-type="float" office:value="2.69681" calcext:value-type="float">
            <text:p>2.69681</text:p>
          </table:table-cell>
          <table:table-cell office:value-type="float" office:value="11136100.3109" calcext:value-type="float">
            <text:p>11136100.3109</text:p>
          </table:table-cell>
        </table:table-row>
        <table:table-row table:style-name="ro1">
          <table:table-cell/>
          <table:table-cell office:value-type="float" office:value="0.727667" calcext:value-type="float">
            <text:p>0.727667</text:p>
          </table:table-cell>
          <table:table-cell office:value-type="float" office:value="10656646.234" calcext:value-type="float">
            <text:p>10656646.234</text:p>
          </table:table-cell>
          <table:table-cell/>
          <table:table-cell office:value-type="float" office:value="1.08406" calcext:value-type="float">
            <text:p>1.08406</text:p>
          </table:table-cell>
          <table:table-cell office:value-type="float" office:value="11012032.661625" calcext:value-type="float">
            <text:p>11012032.661625</text:p>
          </table:table-cell>
          <table:table-cell/>
          <table:table-cell office:value-type="float" office:value="1.63747" calcext:value-type="float">
            <text:p>1.63747</text:p>
          </table:table-cell>
          <table:table-cell office:value-type="float" office:value="11097039.0754167" calcext:value-type="float">
            <text:p>11097039.0754167</text:p>
          </table:table-cell>
          <table:table-cell/>
          <table:table-cell office:value-type="float" office:value="2.36709" calcext:value-type="float">
            <text:p>2.36709</text:p>
          </table:table-cell>
          <table:table-cell office:value-type="float" office:value="11127032.6039844" calcext:value-type="float">
            <text:p>11127032.6039844</text:p>
          </table:table-cell>
          <table:table-cell/>
          <table:table-cell office:value-type="float" office:value="2.71798" calcext:value-type="float">
            <text:p>2.71798</text:p>
          </table:table-cell>
          <table:table-cell office:value-type="float" office:value="11148015.40424" calcext:value-type="float">
            <text:p>11148015.40424</text:p>
          </table:table-cell>
        </table:table-row>
        <table:table-row table:style-name="ro1">
          <table:table-cell/>
          <table:table-cell office:value-type="float" office:value="0.621526" calcext:value-type="float">
            <text:p>0.621526</text:p>
          </table:table-cell>
          <table:table-cell office:value-type="float" office:value="10658680.1865" calcext:value-type="float">
            <text:p>10658680.1865</text:p>
          </table:table-cell>
          <table:table-cell/>
          <table:table-cell office:value-type="float" office:value="1.17009" calcext:value-type="float">
            <text:p>1.17009</text:p>
          </table:table-cell>
          <table:table-cell office:value-type="float" office:value="10954561.4520625" calcext:value-type="float">
            <text:p>10954561.4520625</text:p>
          </table:table-cell>
          <table:table-cell/>
          <table:table-cell office:value-type="float" office:value="1.71416" calcext:value-type="float">
            <text:p>1.71416</text:p>
          </table:table-cell>
          <table:table-cell office:value-type="float" office:value="11075298.3161389" calcext:value-type="float">
            <text:p>11075298.3161389</text:p>
          </table:table-cell>
          <table:table-cell/>
          <table:table-cell office:value-type="float" office:value="2.67113" calcext:value-type="float">
            <text:p>2.67113</text:p>
          </table:table-cell>
          <table:table-cell office:value-type="float" office:value="11115358.7629844" calcext:value-type="float">
            <text:p>11115358.7629844</text:p>
          </table:table-cell>
          <table:table-cell/>
          <table:table-cell office:value-type="float" office:value="2.9412" calcext:value-type="float">
            <text:p>2.9412</text:p>
          </table:table-cell>
          <table:table-cell office:value-type="float" office:value="11138274.88721" calcext:value-type="float">
            <text:p>11138274.88721</text:p>
          </table:table-cell>
        </table:table-row>
        <table:table-row table:style-name="ro1">
          <table:table-cell/>
          <table:table-cell office:value-type="float" office:value="1.08994" calcext:value-type="float">
            <text:p>1.08994</text:p>
          </table:table-cell>
          <table:table-cell office:value-type="float" office:value="10589810.032" calcext:value-type="float">
            <text:p>10589810.032</text:p>
          </table:table-cell>
          <table:table-cell/>
          <table:table-cell office:value-type="float" office:value="1.04352" calcext:value-type="float">
            <text:p>1.04352</text:p>
          </table:table-cell>
          <table:table-cell office:value-type="float" office:value="11064983.5899375" calcext:value-type="float">
            <text:p>11064983.5899375</text:p>
          </table:table-cell>
          <table:table-cell/>
          <table:table-cell office:value-type="float" office:value="1.31767" calcext:value-type="float">
            <text:p>1.31767</text:p>
          </table:table-cell>
          <table:table-cell office:value-type="float" office:value="11085968.8205" calcext:value-type="float">
            <text:p>11085968.8205</text:p>
          </table:table-cell>
          <table:table-cell/>
          <table:table-cell office:value-type="float" office:value="1.85487" calcext:value-type="float">
            <text:p>1.85487</text:p>
          </table:table-cell>
          <table:table-cell office:value-type="float" office:value="11084967.1752344" calcext:value-type="float">
            <text:p>11084967.1752344</text:p>
          </table:table-cell>
          <table:table-cell/>
          <table:table-cell office:value-type="float" office:value="2.72253" calcext:value-type="float">
            <text:p>2.72253</text:p>
          </table:table-cell>
          <table:table-cell office:value-type="float" office:value="11111596.99192" calcext:value-type="float">
            <text:p>11111596.99192</text:p>
          </table:table-cell>
        </table:table-row>
        <table:table-row table:style-name="ro1">
          <table:table-cell/>
          <table:table-cell office:value-type="float" office:value="0.411389" calcext:value-type="float">
            <text:p>0.411389</text:p>
          </table:table-cell>
          <table:table-cell office:value-type="float" office:value="10752057.45575" calcext:value-type="float">
            <text:p>10752057.45575</text:p>
          </table:table-cell>
          <table:table-cell/>
          <table:table-cell office:value-type="float" office:value="1.11196" calcext:value-type="float">
            <text:p>1.11196</text:p>
          </table:table-cell>
          <table:table-cell office:value-type="float" office:value="11028701.20925" calcext:value-type="float">
            <text:p>11028701.20925</text:p>
          </table:table-cell>
          <table:table-cell/>
          <table:table-cell office:value-type="float" office:value="1.41203" calcext:value-type="float">
            <text:p>1.41203</text:p>
          </table:table-cell>
          <table:table-cell office:value-type="float" office:value="11110062.0605833" calcext:value-type="float">
            <text:p>11110062.0605833</text:p>
          </table:table-cell>
          <table:table-cell/>
          <table:table-cell office:value-type="float" office:value="2.78489" calcext:value-type="float">
            <text:p>2.78489</text:p>
          </table:table-cell>
          <table:table-cell office:value-type="float" office:value="11145440.0130781" calcext:value-type="float">
            <text:p>11145440.0130781</text:p>
          </table:table-cell>
          <table:table-cell/>
          <table:table-cell office:value-type="float" office:value="2.48179" calcext:value-type="float">
            <text:p>2.48179</text:p>
          </table:table-cell>
          <table:table-cell office:value-type="float" office:value="11147467.74987" calcext:value-type="float">
            <text:p>11147467.74987</text:p>
          </table:table-cell>
        </table:table-row>
        <table:table-row table:style-name="ro1">
          <table:table-cell/>
          <table:table-cell office:value-type="float" office:value="0.369434" calcext:value-type="float">
            <text:p>0.369434</text:p>
          </table:table-cell>
          <table:table-cell office:value-type="float" office:value="10730050.1875" calcext:value-type="float">
            <text:p>10730050.1875</text:p>
          </table:table-cell>
          <table:table-cell/>
          <table:table-cell office:value-type="float" office:value="1.1555" calcext:value-type="float">
            <text:p>1.1555</text:p>
          </table:table-cell>
          <table:table-cell office:value-type="float" office:value="10997434.607375" calcext:value-type="float">
            <text:p>10997434.607375</text:p>
          </table:table-cell>
          <table:table-cell/>
          <table:table-cell office:value-type="float" office:value="3.54964" calcext:value-type="float">
            <text:p>3.54964</text:p>
          </table:table-cell>
          <table:table-cell office:value-type="float" office:value="11083436.0592778" calcext:value-type="float">
            <text:p>11083436.0592778</text:p>
          </table:table-cell>
          <table:table-cell/>
          <table:table-cell office:value-type="float" office:value="3.72693" calcext:value-type="float">
            <text:p>3.72693</text:p>
          </table:table-cell>
          <table:table-cell office:value-type="float" office:value="11111973.1988438" calcext:value-type="float">
            <text:p>11111973.1988438</text:p>
          </table:table-cell>
          <table:table-cell/>
          <table:table-cell office:value-type="float" office:value="2.95278" calcext:value-type="float">
            <text:p>2.95278</text:p>
          </table:table-cell>
          <table:table-cell office:value-type="float" office:value="11143826.8977" calcext:value-type="float">
            <text:p>11143826.8977</text:p>
          </table:table-cell>
        </table:table-row>
        <table:table-row table:style-name="ro1">
          <table:table-cell/>
          <table:table-cell office:value-type="float" office:value="0.362592" calcext:value-type="float">
            <text:p>0.362592</text:p>
          </table:table-cell>
          <table:table-cell office:value-type="float" office:value="10900595.6475" calcext:value-type="float">
            <text:p>10900595.6475</text:p>
          </table:table-cell>
          <table:table-cell/>
          <table:table-cell office:value-type="float" office:value="1.15985" calcext:value-type="float">
            <text:p>1.15985</text:p>
          </table:table-cell>
          <table:table-cell office:value-type="float" office:value="11048193.556125" calcext:value-type="float">
            <text:p>11048193.556125</text:p>
          </table:table-cell>
          <table:table-cell/>
          <table:table-cell office:value-type="float" office:value="1.41486" calcext:value-type="float">
            <text:p>1.41486</text:p>
          </table:table-cell>
          <table:table-cell office:value-type="float" office:value="11075130.5793889" calcext:value-type="float">
            <text:p>11075130.5793889</text:p>
          </table:table-cell>
          <table:table-cell/>
          <table:table-cell office:value-type="float" office:value="1.93516" calcext:value-type="float">
            <text:p>1.93516</text:p>
          </table:table-cell>
          <table:table-cell office:value-type="float" office:value="11110219.6272969" calcext:value-type="float">
            <text:p>11110219.6272969</text:p>
          </table:table-cell>
          <table:table-cell/>
          <table:table-cell office:value-type="float" office:value="2.20458" calcext:value-type="float">
            <text:p>2.20458</text:p>
          </table:table-cell>
          <table:table-cell office:value-type="float" office:value="11119299.4707" calcext:value-type="float">
            <text:p>11119299.4707</text:p>
          </table:table-cell>
        </table:table-row>
        <table:table-row table:style-name="ro1">
          <table:table-cell/>
          <table:table-cell office:value-type="float" office:value="1.13413" calcext:value-type="float">
            <text:p>1.13413</text:p>
          </table:table-cell>
          <table:table-cell office:value-type="float" office:value="10691977.9935" calcext:value-type="float">
            <text:p>10691977.9935</text:p>
          </table:table-cell>
          <table:table-cell/>
          <table:table-cell office:value-type="float" office:value="1.03321" calcext:value-type="float">
            <text:p>1.03321</text:p>
          </table:table-cell>
          <table:table-cell office:value-type="float" office:value="11030322.3686875" calcext:value-type="float">
            <text:p>11030322.3686875</text:p>
          </table:table-cell>
          <table:table-cell/>
          <table:table-cell office:value-type="float" office:value="1.81893" calcext:value-type="float">
            <text:p>1.81893</text:p>
          </table:table-cell>
          <table:table-cell office:value-type="float" office:value="11084342.3120833" calcext:value-type="float">
            <text:p>11084342.3120833</text:p>
          </table:table-cell>
          <table:table-cell/>
          <table:table-cell office:value-type="float" office:value="2.53574" calcext:value-type="float">
            <text:p>2.53574</text:p>
          </table:table-cell>
          <table:table-cell office:value-type="float" office:value="11137056.6602344" calcext:value-type="float">
            <text:p>11137056.6602344</text:p>
          </table:table-cell>
          <table:table-cell/>
          <table:table-cell office:value-type="float" office:value="7.87348" calcext:value-type="float">
            <text:p>7.87348</text:p>
          </table:table-cell>
          <table:table-cell office:value-type="float" office:value="11148005.14607" calcext:value-type="float">
            <text:p>11148005.14607</text:p>
          </table:table-cell>
        </table:table-row>
        <table:table-row table:style-name="ro1">
          <table:table-cell/>
          <table:table-cell office:value-type="float" office:value="0.755463" calcext:value-type="float">
            <text:p>0.755463</text:p>
          </table:table-cell>
          <table:table-cell office:value-type="float" office:value="10746943.11375" calcext:value-type="float">
            <text:p>10746943.11375</text:p>
          </table:table-cell>
          <table:table-cell/>
          <table:table-cell office:value-type="float" office:value="0.840364" calcext:value-type="float">
            <text:p>0.840364</text:p>
          </table:table-cell>
          <table:table-cell office:value-type="float" office:value="11018033.968875" calcext:value-type="float">
            <text:p>11018033.968875</text:p>
          </table:table-cell>
          <table:table-cell/>
          <table:table-cell office:value-type="float" office:value="1.54849" calcext:value-type="float">
            <text:p>1.54849</text:p>
          </table:table-cell>
          <table:table-cell office:value-type="float" office:value="11092012.5808611" calcext:value-type="float">
            <text:p>11092012.5808611</text:p>
          </table:table-cell>
          <table:table-cell/>
          <table:table-cell office:value-type="float" office:value="1.62128" calcext:value-type="float">
            <text:p>1.62128</text:p>
          </table:table-cell>
          <table:table-cell office:value-type="float" office:value="11121162.3499844" calcext:value-type="float">
            <text:p>11121162.3499844</text:p>
          </table:table-cell>
          <table:table-cell/>
          <table:table-cell office:value-type="float" office:value="2.67372" calcext:value-type="float">
            <text:p>2.67372</text:p>
          </table:table-cell>
          <table:table-cell office:value-type="float" office:value="11140783.45017" calcext:value-type="float">
            <text:p>11140783.45017</text:p>
          </table:table-cell>
        </table:table-row>
        <table:table-row table:style-name="ro1">
          <table:table-cell/>
          <table:table-cell office:value-type="float" office:value="0.530094" calcext:value-type="float">
            <text:p>0.530094</text:p>
          </table:table-cell>
          <table:table-cell office:value-type="float" office:value="10597676.02" calcext:value-type="float">
            <text:p>10597676.02</text:p>
          </table:table-cell>
          <table:table-cell/>
          <table:table-cell office:value-type="float" office:value="1.57207" calcext:value-type="float">
            <text:p>1.57207</text:p>
          </table:table-cell>
          <table:table-cell office:value-type="float" office:value="11001877.277125" calcext:value-type="float">
            <text:p>11001877.277125</text:p>
          </table:table-cell>
          <table:table-cell/>
          <table:table-cell office:value-type="float" office:value="1.60443" calcext:value-type="float">
            <text:p>1.60443</text:p>
          </table:table-cell>
          <table:table-cell office:value-type="float" office:value="11112501.0709722" calcext:value-type="float">
            <text:p>11112501.0709722</text:p>
          </table:table-cell>
          <table:table-cell/>
          <table:table-cell office:value-type="float" office:value="3.55809" calcext:value-type="float">
            <text:p>3.55809</text:p>
          </table:table-cell>
          <table:table-cell office:value-type="float" office:value="11133967.2637812" calcext:value-type="float">
            <text:p>11133967.2637812</text:p>
          </table:table-cell>
          <table:table-cell/>
          <table:table-cell office:value-type="float" office:value="2.51128" calcext:value-type="float">
            <text:p>2.51128</text:p>
          </table:table-cell>
          <table:table-cell office:value-type="float" office:value="11150324.43455" calcext:value-type="float">
            <text:p>11150324.43455</text:p>
          </table:table-cell>
        </table:table-row>
        <table:table-row table:style-name="ro1">
          <table:table-cell/>
          <table:table-cell office:value-type="float" office:value="0.425159" calcext:value-type="float">
            <text:p>0.425159</text:p>
          </table:table-cell>
          <table:table-cell office:value-type="float" office:value="10614447.4215" calcext:value-type="float">
            <text:p>10614447.4215</text:p>
          </table:table-cell>
          <table:table-cell/>
          <table:table-cell office:value-type="float" office:value="1.34641" calcext:value-type="float">
            <text:p>1.34641</text:p>
          </table:table-cell>
          <table:table-cell office:value-type="float" office:value="10965895.8070625" calcext:value-type="float">
            <text:p>10965895.8070625</text:p>
          </table:table-cell>
          <table:table-cell/>
          <table:table-cell office:value-type="float" office:value="1.61095" calcext:value-type="float">
            <text:p>1.61095</text:p>
          </table:table-cell>
          <table:table-cell office:value-type="float" office:value="11071557.07725" calcext:value-type="float">
            <text:p>11071557.07725</text:p>
          </table:table-cell>
          <table:table-cell/>
          <table:table-cell office:value-type="float" office:value="1.91165" calcext:value-type="float">
            <text:p>1.91165</text:p>
          </table:table-cell>
          <table:table-cell office:value-type="float" office:value="11120230.0095156" calcext:value-type="float">
            <text:p>11120230.0095156</text:p>
          </table:table-cell>
          <table:table-cell/>
          <table:table-cell office:value-type="float" office:value="2.24723" calcext:value-type="float">
            <text:p>2.24723</text:p>
          </table:table-cell>
          <table:table-cell office:value-type="float" office:value="11144251.69428" calcext:value-type="float">
            <text:p>11144251.69428</text:p>
          </table:table-cell>
        </table:table-row>
        <table:table-row table:style-name="ro1">
          <table:table-cell/>
          <table:table-cell office:value-type="float" office:value="0.647136" calcext:value-type="float">
            <text:p>0.647136</text:p>
          </table:table-cell>
          <table:table-cell office:value-type="float" office:value="10838513.65825" calcext:value-type="float">
            <text:p>10838513.65825</text:p>
          </table:table-cell>
          <table:table-cell/>
          <table:table-cell office:value-type="float" office:value="1.05875" calcext:value-type="float">
            <text:p>1.05875</text:p>
          </table:table-cell>
          <table:table-cell office:value-type="float" office:value="11043777.8895" calcext:value-type="float">
            <text:p>11043777.8895</text:p>
          </table:table-cell>
          <table:table-cell/>
          <table:table-cell office:value-type="float" office:value="1.97414" calcext:value-type="float">
            <text:p>1.97414</text:p>
          </table:table-cell>
          <table:table-cell office:value-type="float" office:value="11042534.0683611" calcext:value-type="float">
            <text:p>11042534.0683611</text:p>
          </table:table-cell>
          <table:table-cell/>
          <table:table-cell office:value-type="float" office:value="2.00642" calcext:value-type="float">
            <text:p>2.00642</text:p>
          </table:table-cell>
          <table:table-cell office:value-type="float" office:value="11134609.4861094" calcext:value-type="float">
            <text:p>11134609.4861094</text:p>
          </table:table-cell>
          <table:table-cell/>
          <table:table-cell office:value-type="float" office:value="3.28986" calcext:value-type="float">
            <text:p>3.28986</text:p>
          </table:table-cell>
          <table:table-cell office:value-type="float" office:value="11139060.76896" calcext:value-type="float">
            <text:p>11139060.76896</text:p>
          </table:table-cell>
        </table:table-row>
        <table:table-row table:style-name="ro1">
          <table:table-cell/>
          <table:table-cell office:value-type="float" office:value="0.575935" calcext:value-type="float">
            <text:p>0.575935</text:p>
          </table:table-cell>
          <table:table-cell office:value-type="float" office:value="10621330.21175" calcext:value-type="float">
            <text:p>10621330.21175</text:p>
          </table:table-cell>
          <table:table-cell/>
          <table:table-cell office:value-type="float" office:value="1.04976" calcext:value-type="float">
            <text:p>1.04976</text:p>
          </table:table-cell>
          <table:table-cell office:value-type="float" office:value="10941865.8608125" calcext:value-type="float">
            <text:p>10941865.8608125</text:p>
          </table:table-cell>
          <table:table-cell/>
          <table:table-cell office:value-type="float" office:value="1.85515" calcext:value-type="float">
            <text:p>1.85515</text:p>
          </table:table-cell>
          <table:table-cell office:value-type="float" office:value="11091797.5834444" calcext:value-type="float">
            <text:p>11091797.5834444</text:p>
          </table:table-cell>
          <table:table-cell/>
          <table:table-cell office:value-type="float" office:value="2.28947" calcext:value-type="float">
            <text:p>2.28947</text:p>
          </table:table-cell>
          <table:table-cell office:value-type="float" office:value="11145979.7212031" calcext:value-type="float">
            <text:p>11145979.7212031</text:p>
          </table:table-cell>
          <table:table-cell/>
          <table:table-cell office:value-type="float" office:value="2.85837" calcext:value-type="float">
            <text:p>2.85837</text:p>
          </table:table-cell>
          <table:table-cell office:value-type="float" office:value="11140061.10649" calcext:value-type="float">
            <text:p>11140061.10649</text:p>
          </table:table-cell>
        </table:table-row>
        <table:table-row table:style-name="ro1">
          <table:table-cell/>
          <table:table-cell office:value-type="float" office:value="0.346035" calcext:value-type="float">
            <text:p>0.346035</text:p>
          </table:table-cell>
          <table:table-cell office:value-type="float" office:value="10679015.66375" calcext:value-type="float">
            <text:p>10679015.66375</text:p>
          </table:table-cell>
          <table:table-cell/>
          <table:table-cell office:value-type="float" office:value="0.874547" calcext:value-type="float">
            <text:p>0.874547</text:p>
          </table:table-cell>
          <table:table-cell office:value-type="float" office:value="11025882.5033125" calcext:value-type="float">
            <text:p>11025882.5033125</text:p>
          </table:table-cell>
          <table:table-cell/>
          <table:table-cell office:value-type="float" office:value="2.34066" calcext:value-type="float">
            <text:p>2.34066</text:p>
          </table:table-cell>
          <table:table-cell office:value-type="float" office:value="11082805.5571111" calcext:value-type="float">
            <text:p>11082805.5571111</text:p>
          </table:table-cell>
          <table:table-cell/>
          <table:table-cell office:value-type="float" office:value="2.16228" calcext:value-type="float">
            <text:p>2.16228</text:p>
          </table:table-cell>
          <table:table-cell office:value-type="float" office:value="11145436.4933906" calcext:value-type="float">
            <text:p>11145436.4933906</text:p>
          </table:table-cell>
          <table:table-cell/>
          <table:table-cell office:value-type="float" office:value="2.7312" calcext:value-type="float">
            <text:p>2.7312</text:p>
          </table:table-cell>
          <table:table-cell office:value-type="float" office:value="11149198.01384" calcext:value-type="float">
            <text:p>11149198.01384</text:p>
          </table:table-cell>
        </table:table-row>
        <table:table-row table:style-name="ro1">
          <table:table-cell/>
          <table:table-cell office:value-type="float" office:value="0.377106" calcext:value-type="float">
            <text:p>0.377106</text:p>
          </table:table-cell>
          <table:table-cell office:value-type="float" office:value="10833086.59125" calcext:value-type="float">
            <text:p>10833086.59125</text:p>
          </table:table-cell>
          <table:table-cell/>
          <table:table-cell office:value-type="float" office:value="1.1666" calcext:value-type="float">
            <text:p>1.1666</text:p>
          </table:table-cell>
          <table:table-cell office:value-type="float" office:value="11058666.1116875" calcext:value-type="float">
            <text:p>11058666.1116875</text:p>
          </table:table-cell>
          <table:table-cell/>
          <table:table-cell office:value-type="float" office:value="1.30499" calcext:value-type="float">
            <text:p>1.30499</text:p>
          </table:table-cell>
          <table:table-cell office:value-type="float" office:value="11084925.0707222" calcext:value-type="float">
            <text:p>11084925.0707222</text:p>
          </table:table-cell>
          <table:table-cell/>
          <table:table-cell office:value-type="float" office:value="1.74167" calcext:value-type="float">
            <text:p>1.74167</text:p>
          </table:table-cell>
          <table:table-cell office:value-type="float" office:value="11121233.3821563" calcext:value-type="float">
            <text:p>11121233.3821563</text:p>
          </table:table-cell>
          <table:table-cell/>
          <table:table-cell office:value-type="float" office:value="3.666" calcext:value-type="float">
            <text:p>3.666</text:p>
          </table:table-cell>
          <table:table-cell office:value-type="float" office:value="11143872.06009" calcext:value-type="float">
            <text:p>11143872.06009</text:p>
          </table:table-cell>
        </table:table-row>
        <table:table-row table:style-name="ro1">
          <table:table-cell/>
          <table:table-cell office:value-type="float" office:value="0.405137" calcext:value-type="float">
            <text:p>0.405137</text:p>
          </table:table-cell>
          <table:table-cell office:value-type="float" office:value="10682347.948" calcext:value-type="float">
            <text:p>10682347.948</text:p>
          </table:table-cell>
          <table:table-cell/>
          <table:table-cell office:value-type="float" office:value="0.99379" calcext:value-type="float">
            <text:p>0.99379</text:p>
          </table:table-cell>
          <table:table-cell office:value-type="float" office:value="11037650.5895" calcext:value-type="float">
            <text:p>11037650.5895</text:p>
          </table:table-cell>
          <table:table-cell/>
          <table:table-cell office:value-type="float" office:value="2.51006" calcext:value-type="float">
            <text:p>2.51006</text:p>
          </table:table-cell>
          <table:table-cell office:value-type="float" office:value="11090491.3059167" calcext:value-type="float">
            <text:p>11090491.3059167</text:p>
          </table:table-cell>
          <table:table-cell/>
          <table:table-cell office:value-type="float" office:value="2.29994" calcext:value-type="float">
            <text:p>2.29994</text:p>
          </table:table-cell>
          <table:table-cell office:value-type="float" office:value="11129231.147875" calcext:value-type="float">
            <text:p>11129231.147875</text:p>
          </table:table-cell>
          <table:table-cell/>
          <table:table-cell office:value-type="float" office:value="2.4848" calcext:value-type="float">
            <text:p>2.4848</text:p>
          </table:table-cell>
          <table:table-cell office:value-type="float" office:value="11140745.11439" calcext:value-type="float">
            <text:p>11140745.11439</text:p>
          </table:table-cell>
        </table:table-row>
        <table:table-row table:style-name="ro1">
          <table:table-cell/>
          <table:table-cell office:value-type="float" office:value="0.406072" calcext:value-type="float">
            <text:p>0.406072</text:p>
          </table:table-cell>
          <table:table-cell office:value-type="float" office:value="10715805.3805" calcext:value-type="float">
            <text:p>10715805.3805</text:p>
          </table:table-cell>
          <table:table-cell/>
          <table:table-cell office:value-type="float" office:value="1.03809" calcext:value-type="float">
            <text:p>1.03809</text:p>
          </table:table-cell>
          <table:table-cell office:value-type="float" office:value="10967856.151125" calcext:value-type="float">
            <text:p>10967856.151125</text:p>
          </table:table-cell>
          <table:table-cell/>
          <table:table-cell office:value-type="float" office:value="1.23256" calcext:value-type="float">
            <text:p>1.23256</text:p>
          </table:table-cell>
          <table:table-cell office:value-type="float" office:value="11076836.0751667" calcext:value-type="float">
            <text:p>11076836.0751667</text:p>
          </table:table-cell>
          <table:table-cell/>
          <table:table-cell office:value-type="float" office:value="2.1133" calcext:value-type="float">
            <text:p>2.1133</text:p>
          </table:table-cell>
          <table:table-cell office:value-type="float" office:value="11129395.951875" calcext:value-type="float">
            <text:p>11129395.951875</text:p>
          </table:table-cell>
          <table:table-cell/>
          <table:table-cell office:value-type="float" office:value="2.79856" calcext:value-type="float">
            <text:p>2.79856</text:p>
          </table:table-cell>
          <table:table-cell office:value-type="float" office:value="11145857.10813" calcext:value-type="float">
            <text:p>11145857.10813</text:p>
          </table:table-cell>
        </table:table-row>
        <table:table-row table:style-name="ro1">
          <table:table-cell/>
          <table:table-cell office:value-type="float" office:value="0.334985" calcext:value-type="float">
            <text:p>0.334985</text:p>
          </table:table-cell>
          <table:table-cell office:value-type="float" office:value="10662746.03925" calcext:value-type="float">
            <text:p>10662746.03925</text:p>
          </table:table-cell>
          <table:table-cell/>
          <table:table-cell office:value-type="float" office:value="1.04294" calcext:value-type="float">
            <text:p>1.04294</text:p>
          </table:table-cell>
          <table:table-cell office:value-type="float" office:value="11025005.574875" calcext:value-type="float">
            <text:p>11025005.574875</text:p>
          </table:table-cell>
          <table:table-cell/>
          <table:table-cell office:value-type="float" office:value="2.01368" calcext:value-type="float">
            <text:p>2.01368</text:p>
          </table:table-cell>
          <table:table-cell office:value-type="float" office:value="11081454.5708333" calcext:value-type="float">
            <text:p>11081454.5708333</text:p>
          </table:table-cell>
          <table:table-cell/>
          <table:table-cell office:value-type="float" office:value="4.48746" calcext:value-type="float">
            <text:p>4.48746</text:p>
          </table:table-cell>
          <table:table-cell office:value-type="float" office:value="11088188.0545469" calcext:value-type="float">
            <text:p>11088188.0545469</text:p>
          </table:table-cell>
          <table:table-cell/>
          <table:table-cell office:value-type="float" office:value="2.2487" calcext:value-type="float">
            <text:p>2.2487</text:p>
          </table:table-cell>
          <table:table-cell office:value-type="float" office:value="11137143.39927" calcext:value-type="float">
            <text:p>11137143.39927</text:p>
          </table:table-cell>
        </table:table-row>
        <table:table-row table:style-name="ro1">
          <table:table-cell/>
          <table:table-cell office:value-type="float" office:value="0.68603" calcext:value-type="float">
            <text:p>0.68603</text:p>
          </table:table-cell>
          <table:table-cell office:value-type="float" office:value="10609981.175" calcext:value-type="float">
            <text:p>10609981.175</text:p>
          </table:table-cell>
          <table:table-cell/>
          <table:table-cell office:value-type="float" office:value="2.92839" calcext:value-type="float">
            <text:p>2.92839</text:p>
          </table:table-cell>
          <table:table-cell office:value-type="float" office:value="11030334.710125" calcext:value-type="float">
            <text:p>11030334.710125</text:p>
          </table:table-cell>
          <table:table-cell/>
          <table:table-cell office:value-type="float" office:value="1.36849" calcext:value-type="float">
            <text:p>1.36849</text:p>
          </table:table-cell>
          <table:table-cell office:value-type="float" office:value="11082816.0495278" calcext:value-type="float">
            <text:p>11082816.0495278</text:p>
          </table:table-cell>
          <table:table-cell/>
          <table:table-cell office:value-type="float" office:value="1.97175" calcext:value-type="float">
            <text:p>1.97175</text:p>
          </table:table-cell>
          <table:table-cell office:value-type="float" office:value="11108811.4098906" calcext:value-type="float">
            <text:p>11108811.4098906</text:p>
          </table:table-cell>
          <table:table-cell/>
          <table:table-cell office:value-type="float" office:value="2.7999" calcext:value-type="float">
            <text:p>2.7999</text:p>
          </table:table-cell>
          <table:table-cell office:value-type="float" office:value="11146862.58375" calcext:value-type="float">
            <text:p>11146862.5837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formula="of:=AVERAGE([.B3:.B37])" office:value-type="float" office:value="0.564554142857143" calcext:value-type="float">
            <text:p>0.564554142857143</text:p>
          </table:table-cell>
          <table:table-cell table:formula="of:=AVERAGE([.C3:.C37])" office:value-type="float" office:value="10737733.8535571" calcext:value-type="float">
            <text:p>10737733.8535571</text:p>
          </table:table-cell>
          <table:table-cell/>
          <table:table-cell table:formula="of:=AVERAGE([.E3:.E37])" office:value-type="float" office:value="1.16470557142857" calcext:value-type="float">
            <text:p>1.16470557142857</text:p>
          </table:table-cell>
          <table:table-cell table:formula="of:=AVERAGE([.F3:.F37])" office:value-type="float" office:value="11001240.7025732" calcext:value-type="float">
            <text:p>11001240.7025732</text:p>
          </table:table-cell>
          <table:table-cell/>
          <table:table-cell table:formula="of:=AVERAGE([.H3:.H37])" office:value-type="float" office:value="1.75010342857143" calcext:value-type="float">
            <text:p>1.75010342857143</text:p>
          </table:table-cell>
          <table:table-cell table:formula="of:=AVERAGE([.I3:.I37])" office:value-type="float" office:value="11088443.1106032" calcext:value-type="float">
            <text:p>11088443.1106032</text:p>
          </table:table-cell>
          <table:table-cell/>
          <table:table-cell table:formula="of:=AVERAGE([.K3:.K37])" office:value-type="float" office:value="2.56306628571429" calcext:value-type="float">
            <text:p>2.56306628571429</text:p>
          </table:table-cell>
          <table:table-cell table:formula="of:=AVERAGE([.L3:.L37])" office:value-type="float" office:value="11122154.4557464" calcext:value-type="float">
            <text:p>11122154.4557464</text:p>
          </table:table-cell>
          <table:table-cell/>
          <table:table-cell table:formula="of:=AVERAGE([.N3:.N37])" office:value-type="float" office:value="3.01410257142857" calcext:value-type="float">
            <text:p>3.01410257142857</text:p>
          </table:table-cell>
          <table:table-cell table:formula="of:=AVERAGE([.O3:.O37])" office:value-type="float" office:value="11137855.8892671" calcext:value-type="float">
            <text:p>11137855.8892671</text:p>
          </table:table-cell>
        </table:table-row>
        <table:table-row table:style-name="ro1">
          <table:table-cell/>
          <table:table-cell table:formula="of:=STDEV([.B3:.B37])" office:value-type="float" office:value="0.202117607522298" calcext:value-type="float">
            <text:p>0.202117607522298</text:p>
          </table:table-cell>
          <table:table-cell table:formula="of:=STDEV([.C3:.C37])" office:value-type="float" office:value="95680.0146449188" calcext:value-type="float">
            <text:p>95680.0146449188</text:p>
          </table:table-cell>
          <table:table-cell/>
          <table:table-cell table:formula="of:=STDEV([.E3:.E37])" office:value-type="float" office:value="0.416761417619191" calcext:value-type="float">
            <text:p>0.416761417619191</text:p>
          </table:table-cell>
          <table:table-cell table:formula="of:=STDEV([.F3:.F37])" office:value-type="float" office:value="38640.0274033174" calcext:value-type="float">
            <text:p>38640.0274033174</text:p>
          </table:table-cell>
          <table:table-cell/>
          <table:table-cell table:formula="of:=STDEV([.H3:.H37])" office:value-type="float" office:value="0.569599180099701" calcext:value-type="float">
            <text:p>0.569599180099701</text:p>
          </table:table-cell>
          <table:table-cell table:formula="of:=STDEV([.I3:.I37])" office:value-type="float" office:value="13678.8924854648" calcext:value-type="float">
            <text:p>13678.8924854648</text:p>
          </table:table-cell>
          <table:table-cell/>
          <table:table-cell table:formula="of:=STDEV([.K3:.K37])" office:value-type="float" office:value="1.14240797201784" calcext:value-type="float">
            <text:p>1.14240797201784</text:p>
          </table:table-cell>
          <table:table-cell table:formula="of:=STDEV([.L3:.L37])" office:value-type="float" office:value="13453.7534492195" calcext:value-type="float">
            <text:p>13453.7534492195</text:p>
          </table:table-cell>
          <table:table-cell/>
          <table:table-cell table:formula="of:=STDEV([.N3:.N37])" office:value-type="float" office:value="1.35637813996198" calcext:value-type="float">
            <text:p>1.35637813996198</text:p>
          </table:table-cell>
          <table:table-cell table:formula="of:=STDEV([.O3:.O37])" office:value-type="float" office:value="12934.1539951868" calcext:value-type="float">
            <text:p>12934.1539951868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6" office:value-type="string" calcext:value-type="string">
            <text:p>Days</text:p>
          </table:table-cell>
          <table:table-cell table:style-name="ce6" office:value-type="string" calcext:value-type="string">
            <text:p>Time (sec.)</text:p>
          </table:table-cell>
          <table:table-cell table:style-name="ce6" office:value-type="string" calcext:value-type="string">
            <text:p>Repetition Level</text:p>
          </table:table-cell>
          <table:table-cell table:number-columns-repeated="12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8" office:value-type="float" office:value="0.564554142857143" calcext:value-type="float">
            <text:p>0.56</text:p>
          </table:table-cell>
          <table:table-cell table:style-name="ce8" office:value-type="float" office:value="10737733.8535571" calcext:value-type="float">
            <text:p>10737733.85</text:p>
          </table:table-cell>
          <table:table-cell table:number-columns-repeated="1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8" office:value-type="float" office:value="1.16470557142857" calcext:value-type="float">
            <text:p>1.16</text:p>
          </table:table-cell>
          <table:table-cell table:style-name="ce8" office:value-type="float" office:value="11001240.7025732" calcext:value-type="float">
            <text:p>11001240.70</text:p>
          </table:table-cell>
          <table:table-cell table:number-columns-repeated="12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8" office:value-type="float" office:value="1.75010342857143" calcext:value-type="float">
            <text:p>1.75</text:p>
          </table:table-cell>
          <table:table-cell table:style-name="ce8" office:value-type="float" office:value="11088443.1106032" calcext:value-type="float">
            <text:p>11088443.11</text:p>
          </table:table-cell>
          <table:table-cell table:number-columns-repeated="12"/>
        </table:table-row>
        <table:table-row table:style-name="ro1">
          <table:table-cell table:style-name="ce6" office:value-type="float" office:value="80" calcext:value-type="float">
            <text:p>80</text:p>
          </table:table-cell>
          <table:table-cell table:style-name="ce8" office:value-type="float" office:value="2.56306628571429" calcext:value-type="float">
            <text:p>2.56</text:p>
          </table:table-cell>
          <table:table-cell table:style-name="ce8" office:value-type="float" office:value="11122154.4557464" calcext:value-type="float">
            <text:p>11122154.46</text:p>
          </table:table-cell>
          <table:table-cell table:number-columns-repeated="12"/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3.01410257142857" calcext:value-type="float">
            <text:p>3.01</text:p>
          </table:table-cell>
          <table:table-cell table:style-name="ce8" office:value-type="float" office:value="11137855.8892671" calcext:value-type="float">
            <text:p>11137855.89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/00/0000</text:date>, <text:time style:data-style-name="N2" text:time-value="09:33:08.7468085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9T11:21:14.267751857</meta:creation-date>
    <dc:date>2022-03-24T09:53:45.875193378</dc:date>
    <meta:editing-duration>PT3H30M10S</meta:editing-duration>
    <meta:editing-cycles>27</meta:editing-cycles>
    <meta:generator>LibreOffice/6.4.7.2$Linux_X86_64 LibreOffice_project/40$Build-2</meta:generator>
    <meta:document-statistic meta:table-count="3" meta:cell-count="1196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8cm" svg:y="3.703cm" style:legend-expansion="high" chart:style-name="ch2"/>
        <chart:plot-area chart:style-name="ch3" table:cell-range-address="ITV.B35:ITV.E41" chart:data-source-has-labels="both" svg:x="0.32cm" svg:y="0.18cm" svg:width="13.54cm" svg:height="8.64cm">
          <chartooo:coordinate-region svg:x="1.867cm" svg:y="0.379cm" svg:width="11.9cm" svg:height="7.794cm"/>
          <chart:axis chart:dimension="x" chart:name="primary-x" chart:style-name="ch4" chartooo:axis-type="auto">
            <chartooo:date-scale/>
            <chart:categories table:cell-range-address="ITV.B36:ITV.B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TV.C36:ITV.C41" chart:label-cell-address="ITV.C35:ITV.C35" chart:class="chart:line">
            <chart:data-point chart:repeated="6"/>
          </chart:series>
          <chart:series chart:style-name="ch7" chart:values-cell-range-address="ITV.D36:ITV.D41" chart:label-cell-address="ITV.D35:ITV.D35" chart:class="chart:line">
            <chart:data-point chart:repeated="6"/>
          </chart:series>
          <chart:series chart:style-name="ch8" chart:values-cell-range-address="ITV.E36:ITV.E41" chart:label-cell-address="ITV.E35:ITV.E35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2</text:p>
                <draw:g>
                  <svg:desc>ITV.C35:ITV.C35</svg:desc>
                </draw:g>
              </table:table-cell>
              <table:table-cell office:value-type="string">
                <text:p>0.6</text:p>
                <draw:g>
                  <svg:desc>ITV.D35:ITV.D35</svg:desc>
                </draw:g>
              </table:table-cell>
              <table:table-cell office:value-type="string">
                <text:p>0.8</text:p>
                <draw:g>
                  <svg:desc>ITV.E35:ITV.E3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V.B36:ITV.B41</svg:desc>
                </draw:g>
              </table:table-cell>
              <table:table-cell office:value-type="float" office:value="8239737.289">
                <text:p>8239737.289</text:p>
                <draw:g>
                  <svg:desc>ITV.C36:ITV.C41</svg:desc>
                </draw:g>
              </table:table-cell>
              <table:table-cell office:value-type="float" office:value="8240898.576">
                <text:p>8240898.576</text:p>
                <draw:g>
                  <svg:desc>ITV.D36:ITV.D41</svg:desc>
                </draw:g>
              </table:table-cell>
              <table:table-cell office:value-type="float" office:value="8239611.73">
                <text:p>8239611.73</text:p>
                <draw:g>
                  <svg:desc>ITV.E36:ITV.E41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8235131.145">
                <text:p>8235131.145</text:p>
              </table:table-cell>
              <table:table-cell office:value-type="float" office:value="8233791.048">
                <text:p>8233791.048</text:p>
              </table:table-cell>
              <table:table-cell office:value-type="float" office:value="8234213.663">
                <text:p>8234213.663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8235686.076">
                <text:p>8235686.076</text:p>
              </table:table-cell>
              <table:table-cell office:value-type="float" office:value="8234667.003">
                <text:p>8234667.003</text:p>
              </table:table-cell>
              <table:table-cell office:value-type="float" office:value="8234322.626">
                <text:p>8234322.62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8235586.812">
                <text:p>8235586.812</text:p>
              </table:table-cell>
              <table:table-cell office:value-type="float" office:value="8235676.911">
                <text:p>8235676.911</text:p>
              </table:table-cell>
              <table:table-cell office:value-type="float" office:value="8235521.227">
                <text:p>8235521.22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8235768.736">
                <text:p>8235768.736</text:p>
              </table:table-cell>
              <table:table-cell office:value-type="float" office:value="8236085.468">
                <text:p>8236085.468</text:p>
              </table:table-cell>
              <table:table-cell office:value-type="float" office:value="8236184.199">
                <text:p>8236184.19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235774.6">
                <text:p>8235774.6</text:p>
              </table:table-cell>
              <table:table-cell office:value-type="float" office:value="8234923.313">
                <text:p>8234923.313</text:p>
              </table:table-cell>
              <table:table-cell office:value-type="float" office:value="8236351.292">
                <text:p>8236351.2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8cm" svg:y="3.703cm" style:legend-expansion="high" chart:style-name="ch2"/>
        <chart:plot-area chart:style-name="ch3" table:cell-range-address="ITV.J35:ITV.M41" chart:data-source-has-labels="both" svg:x="0.32cm" svg:y="0.18cm" svg:width="13.54cm" svg:height="8.64cm">
          <chartooo:coordinate-region svg:x="1.867cm" svg:y="0.379cm" svg:width="11.9cm" svg:height="7.794cm"/>
          <chart:axis chart:dimension="x" chart:name="primary-x" chart:style-name="ch4" chartooo:axis-type="auto">
            <chartooo:date-scale/>
            <chart:categories table:cell-range-address="ITV.J36:ITV.J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TV.K36:ITV.K41" chart:label-cell-address="ITV.K35:ITV.K35" chart:class="chart:line">
            <chart:data-point chart:repeated="6"/>
          </chart:series>
          <chart:series chart:style-name="ch7" chart:values-cell-range-address="ITV.L36:ITV.L41" chart:label-cell-address="ITV.L35:ITV.L35" chart:class="chart:line">
            <chart:data-point chart:repeated="6"/>
          </chart:series>
          <chart:series chart:style-name="ch8" chart:values-cell-range-address="ITV.M36:ITV.M41" chart:label-cell-address="ITV.M35:ITV.M35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2</text:p>
                <draw:g>
                  <svg:desc>ITV.K35:ITV.K35</svg:desc>
                </draw:g>
              </table:table-cell>
              <table:table-cell office:value-type="string">
                <text:p>0.6</text:p>
                <draw:g>
                  <svg:desc>ITV.L35:ITV.L35</svg:desc>
                </draw:g>
              </table:table-cell>
              <table:table-cell office:value-type="string">
                <text:p>0.8</text:p>
                <draw:g>
                  <svg:desc>ITV.M35:ITV.M3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V.J36:ITV.J41</svg:desc>
                </draw:g>
              </table:table-cell>
              <table:table-cell office:value-type="float" office:value="9747240.872">
                <text:p>9747240.872</text:p>
                <draw:g>
                  <svg:desc>ITV.K36:ITV.K41</svg:desc>
                </draw:g>
              </table:table-cell>
              <table:table-cell office:value-type="float" office:value="9749957.396">
                <text:p>9749957.396</text:p>
                <draw:g>
                  <svg:desc>ITV.L36:ITV.L41</svg:desc>
                </draw:g>
              </table:table-cell>
              <table:table-cell office:value-type="float" office:value="9744952.871">
                <text:p>9744952.871</text:p>
                <draw:g>
                  <svg:desc>ITV.M36:ITV.M41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9743555.083">
                <text:p>9743555.083</text:p>
              </table:table-cell>
              <table:table-cell office:value-type="float" office:value="9742320.08">
                <text:p>9742320.08</text:p>
              </table:table-cell>
              <table:table-cell office:value-type="float" office:value="9745498.637">
                <text:p>9745498.637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9741365.435">
                <text:p>9741365.435</text:p>
              </table:table-cell>
              <table:table-cell office:value-type="float" office:value="9739043.818">
                <text:p>9739043.818</text:p>
              </table:table-cell>
              <table:table-cell office:value-type="float" office:value="9743615.16">
                <text:p>9743615.1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9738526.461">
                <text:p>9738526.461</text:p>
              </table:table-cell>
              <table:table-cell office:value-type="float" office:value="9742262.86">
                <text:p>9742262.86</text:p>
              </table:table-cell>
              <table:table-cell office:value-type="float" office:value="9745852.144">
                <text:p>9745852.14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9743297.187">
                <text:p>9743297.187</text:p>
              </table:table-cell>
              <table:table-cell office:value-type="float" office:value="9743140.396">
                <text:p>9743140.396</text:p>
              </table:table-cell>
              <table:table-cell office:value-type="float" office:value="9753345.445">
                <text:p>9753345.44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741959.954">
                <text:p>9741959.954</text:p>
              </table:table-cell>
              <table:table-cell office:value-type="float" office:value="9749632.69">
                <text:p>9749632.69</text:p>
              </table:table-cell>
              <table:table-cell office:value-type="float" office:value="9752517.687">
                <text:p>9752517.6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8cm" svg:y="3.703cm" style:legend-expansion="high" chart:style-name="ch2"/>
        <chart:plot-area chart:style-name="ch3" table:cell-range-address="ITV.Q35:ITV.T41" chart:data-source-has-labels="both" svg:x="0.32cm" svg:y="0.18cm" svg:width="13.54cm" svg:height="8.64cm">
          <chartooo:coordinate-region svg:x="2.053cm" svg:y="0.379cm" svg:width="11.713cm" svg:height="7.794cm"/>
          <chart:axis chart:dimension="x" chart:name="primary-x" chart:style-name="ch4" chartooo:axis-type="auto">
            <chartooo:date-scale/>
            <chart:categories table:cell-range-address="ITV.Q36:ITV.Q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TV.R36:ITV.R41" chart:label-cell-address="ITV.R35:ITV.R35" chart:class="chart:line">
            <chart:data-point chart:repeated="6"/>
          </chart:series>
          <chart:series chart:style-name="ch7" chart:values-cell-range-address="ITV.S36:ITV.S41" chart:label-cell-address="ITV.S35:ITV.S35" chart:class="chart:line">
            <chart:data-point chart:repeated="6"/>
          </chart:series>
          <chart:series chart:style-name="ch8" chart:values-cell-range-address="ITV.T36:ITV.T41" chart:label-cell-address="ITV.T35:ITV.T35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2</text:p>
                <draw:g>
                  <svg:desc>ITV.R35:ITV.R35</svg:desc>
                </draw:g>
              </table:table-cell>
              <table:table-cell office:value-type="string">
                <text:p>0.6</text:p>
                <draw:g>
                  <svg:desc>ITV.S35:ITV.S35</svg:desc>
                </draw:g>
              </table:table-cell>
              <table:table-cell office:value-type="string">
                <text:p>0.8</text:p>
                <draw:g>
                  <svg:desc>ITV.T35:ITV.T3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V.Q36:ITV.Q41</svg:desc>
                </draw:g>
              </table:table-cell>
              <table:table-cell office:value-type="float" office:value="10277004.204">
                <text:p>10277004.204</text:p>
                <draw:g>
                  <svg:desc>ITV.R36:ITV.R41</svg:desc>
                </draw:g>
              </table:table-cell>
              <table:table-cell office:value-type="float" office:value="10282720.417">
                <text:p>10282720.417</text:p>
                <draw:g>
                  <svg:desc>ITV.S36:ITV.S41</svg:desc>
                </draw:g>
              </table:table-cell>
              <table:table-cell office:value-type="float" office:value="10281981.793">
                <text:p>10281981.793</text:p>
                <draw:g>
                  <svg:desc>ITV.T36:ITV.T41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0265423.821">
                <text:p>10265423.821</text:p>
              </table:table-cell>
              <table:table-cell office:value-type="float" office:value="10276000.208">
                <text:p>10276000.208</text:p>
              </table:table-cell>
              <table:table-cell office:value-type="float" office:value="10284346.145">
                <text:p>10284346.14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0271206.133">
                <text:p>10271206.133</text:p>
              </table:table-cell>
              <table:table-cell office:value-type="float" office:value="10275106.955">
                <text:p>10275106.955</text:p>
              </table:table-cell>
              <table:table-cell office:value-type="float" office:value="10281246.401">
                <text:p>10281246.40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0270811.026">
                <text:p>10270811.026</text:p>
              </table:table-cell>
              <table:table-cell office:value-type="float" office:value="10280349.932">
                <text:p>10280349.932</text:p>
              </table:table-cell>
              <table:table-cell office:value-type="float" office:value="10286650.245">
                <text:p>10286650.24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0279876.457">
                <text:p>10279876.457</text:p>
              </table:table-cell>
              <table:table-cell office:value-type="float" office:value="10288803.984">
                <text:p>10288803.984</text:p>
              </table:table-cell>
              <table:table-cell office:value-type="float" office:value="10301977.535">
                <text:p>10301977.53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285276.769">
                <text:p>10285276.769</text:p>
              </table:table-cell>
              <table:table-cell office:value-type="float" office:value="10294494.104">
                <text:p>10294494.104</text:p>
              </table:table-cell>
              <table:table-cell office:value-type="float" office:value="10306257.274">
                <text:p>10306257.2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8cm" svg:y="3.703cm" style:legend-expansion="high" chart:style-name="ch2"/>
        <chart:plot-area chart:style-name="ch3" table:cell-range-address="ITV.B69:ITV.E75" chart:data-source-has-labels="both" svg:x="0.32cm" svg:y="0.18cm" svg:width="13.54cm" svg:height="8.64cm">
          <chartooo:coordinate-region svg:x="1.867cm" svg:y="0.379cm" svg:width="11.9cm" svg:height="7.794cm"/>
          <chart:axis chart:dimension="x" chart:name="primary-x" chart:style-name="ch4" chartooo:axis-type="auto">
            <chartooo:date-scale/>
            <chart:categories table:cell-range-address="ITV.B70:ITV.B7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TV.C70:ITV.C75" chart:label-cell-address="ITV.C69:ITV.C69" chart:class="chart:line">
            <chart:data-point chart:repeated="6"/>
          </chart:series>
          <chart:series chart:style-name="ch7" chart:values-cell-range-address="ITV.D70:ITV.D75" chart:label-cell-address="ITV.D69:ITV.D69" chart:class="chart:line">
            <chart:data-point chart:repeated="6"/>
          </chart:series>
          <chart:series chart:style-name="ch8" chart:values-cell-range-address="ITV.E70:ITV.E75" chart:label-cell-address="ITV.E69:ITV.E69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2</text:p>
                <draw:g>
                  <svg:desc>ITV.C69:ITV.C69</svg:desc>
                </draw:g>
              </table:table-cell>
              <table:table-cell office:value-type="string">
                <text:p>0.6</text:p>
                <draw:g>
                  <svg:desc>ITV.D69:ITV.D69</svg:desc>
                </draw:g>
              </table:table-cell>
              <table:table-cell office:value-type="string">
                <text:p>0.8</text:p>
                <draw:g>
                  <svg:desc>ITV.E69:ITV.E6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V.B70:ITV.B75</svg:desc>
                </draw:g>
              </table:table-cell>
              <table:table-cell office:value-type="float" office:value="9421327.455">
                <text:p>9421327.455</text:p>
                <draw:g>
                  <svg:desc>ITV.C70:ITV.C75</svg:desc>
                </draw:g>
              </table:table-cell>
              <table:table-cell office:value-type="float" office:value="9424525.463">
                <text:p>9424525.463</text:p>
                <draw:g>
                  <svg:desc>ITV.D70:ITV.D75</svg:desc>
                </draw:g>
              </table:table-cell>
              <table:table-cell office:value-type="float" office:value="9422182.13133333">
                <text:p>9422182.13133333</text:p>
                <draw:g>
                  <svg:desc>ITV.E70:ITV.E75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9414703.34966667">
                <text:p>9414703.34966667</text:p>
              </table:table-cell>
              <table:table-cell office:value-type="float" office:value="9417370.44533333">
                <text:p>9417370.44533333</text:p>
              </table:table-cell>
              <table:table-cell office:value-type="float" office:value="9421352.815">
                <text:p>9421352.81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9416085.88133333">
                <text:p>9416085.88133333</text:p>
              </table:table-cell>
              <table:table-cell office:value-type="float" office:value="9416272.592">
                <text:p>9416272.592</text:p>
              </table:table-cell>
              <table:table-cell office:value-type="float" office:value="9419728.06233333">
                <text:p>9419728.0623333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9414974.76633333">
                <text:p>9414974.76633333</text:p>
              </table:table-cell>
              <table:table-cell office:value-type="float" office:value="9419429.901">
                <text:p>9419429.901</text:p>
              </table:table-cell>
              <table:table-cell office:value-type="float" office:value="9422674.53866667">
                <text:p>9422674.5386666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9419647.46">
                <text:p>9419647.46</text:p>
              </table:table-cell>
              <table:table-cell office:value-type="float" office:value="9422676.616">
                <text:p>9422676.616</text:p>
              </table:table-cell>
              <table:table-cell office:value-type="float" office:value="9430502.393">
                <text:p>9430502.39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421003.77433333">
                <text:p>9421003.77433333</text:p>
              </table:table-cell>
              <table:table-cell office:value-type="float" office:value="9426350.03566667">
                <text:p>9426350.03566667</text:p>
              </table:table-cell>
              <table:table-cell office:value-type="float" office:value="9431708.751">
                <text:p>9431708.7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